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debug/operationUpdates_1.txt" manifest:media-type="text/plain"/>
  <manifest:file-entry manifest:full-path="debug/operationUpdates_2.txt" manifest:media-type="text/plain"/>
  <manifest:file-entry manifest:full-path="debug/operationUpdates_3.txt" manifest:media-type="text/plain"/>
  <manifest:file-entry manifest:full-path="debug/operationUpdates_4.txt" manifest:media-type="text/plain"/>
  <manifest:file-entry manifest:full-path="debug/operationUpdates_5.txt" manifest:media-type="text/plain"/>
  <manifest:file-entry manifest:full-path="debug/operationUpdates_6.txt" manifest:media-type="text/plain"/>
  <manifest:file-entry manifest:full-path="debug/operationUpdates_7.txt" manifest:media-type="text/plain"/>
  <manifest:file-entry manifest:full-path="debug/operationUpdates_8.txt" manifest:media-type="text/plain"/>
  <manifest:file-entry manifest:full-path="debug/operationUpdates_9.txt" manifest:media-type="text/plain"/>
  <manifest:file-entry manifest:full-path="debug/original.odt" manifest:media-type="application/vnd.oasis.opendocument.text"/>
  <manifest:file-entry manifest:full-path="debug/revision.txt" manifest:media-type="text/plain"/>
  <manifest:file-entry manifest:full-path="debug/statusid.txt" manifest:media-type="text/plai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1">
  <office:scripts/>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f29963" style:parent-style-name="ListParagraph">
      <style:paragraph-properties/>
    </style:style>
    <style:style style:family="paragraph" style:list-style-name="L30001" style:name="aaf809a" style:parent-style-name="ListParagraph">
      <style:paragraph-properties/>
    </style:style>
    <style:style style:family="paragraph" style:list-style-name="L30001" style:name="ab43134" style:parent-style-name="ListParagraph">
      <style:paragraph-properties/>
    </style:style>
    <style:style style:family="paragraph" style:list-style-name="L30001" style:name="a553074" style:parent-style-name="ListParagraph">
      <style:paragraph-properties/>
    </style:style>
    <style:style style:family="paragraph" style:list-style-name="L30001" style:name="ac9a656" style:parent-style-name="ListParagraph">
      <style:paragraph-properties/>
    </style:style>
    <style:style style:family="paragraph" style:list-style-name="L30001" style:name="ae1f921" style:parent-style-name="ListParagraph">
      <style:paragraph-properties/>
    </style:style>
    <style:style style:family="paragraph" style:list-style-name="L30001" style:name="a448035" style:parent-style-name="ListParagraph">
      <style:paragraph-properties/>
    </style:style>
    <style:style style:family="paragraph" style:name="a9900fe" style:parent-style-name="Standard">
      <style:paragraph-properties fo:break-before="page"/>
    </style:style>
    <style:style style:family="paragraph" style:name="a9792a6" style:parent-style-name="heading3">
      <style:text-properties fo:font-size="18pt"/>
    </style:style>
    <style:style style:family="text" style:name="aa743d8">
      <style:text-properties fo:font-size="18pt"/>
    </style:style>
    <style:style style:family="text" style:name="a225eed">
      <style:text-properties fo:font-size="18pt"/>
    </style:style>
    <style:style style:family="text" style:name="a2f4a72">
      <style:text-properties fo:font-size="18pt"/>
    </style:style>
    <style:style style:family="text" style:name="a26dd2b">
      <style:text-properties fo:font-size="18pt"/>
    </style:style>
    <style:style style:family="text" style:name="a501ef0">
      <style:text-properties fo:font-size="18pt"/>
    </style:style>
    <style:style style:family="text" style:name="ac932fb">
      <style:text-properties fo:font-size="18pt"/>
    </style:style>
    <style:style style:family="text" style:name="a814662">
      <style:text-properties fo:font-size="18pt"/>
    </style:style>
    <style:style style:family="text" style:name="a1f3755">
      <style:text-properties fo:font-size="18pt"/>
    </style:style>
    <style:style style:family="text" style:name="a563df2">
      <style:text-properties fo:font-size="18pt"/>
    </style:style>
    <style:style style:family="text" style:name="abfe02f">
      <style:text-properties fo:font-size="18pt"/>
    </style:style>
    <style:style style:family="text" style:name="a4ead31">
      <style:text-properties fo:font-size="20pt"/>
    </style:style>
    <style:style style:family="text" style:name="a7393b2">
      <style:text-properties fo:font-size="20pt"/>
    </style:style>
    <style:style style:family="text" style:name="a9a82aa">
      <style:text-properties fo:font-size="20pt"/>
    </style:style>
    <style:style style:family="text" style:name="a70c673">
      <style:text-properties fo:country="GB" fo:font-size="20pt" fo:language="en"/>
    </style:style>
    <style:style style:family="text" style:name="aa68322">
      <style:text-properties/>
    </style:style>
    <style:style style:family="text" style:name="a513c5d">
      <style:text-properties fo:font-size="20pt"/>
    </style:style>
    <style:style style:family="text" style:name="a25df2b">
      <style:text-properties fo:font-size="20pt" style:text-line-through-mode="continuous" style:text-line-through-style="solid" style:text-line-through-type="single" style:text-overline-mode="continuous" style:text-underline-mode="continuous"/>
    </style:style>
    <style:style style:family="text" style:name="adff65e">
      <style:text-properties fo:font-size="20pt" style:text-line-through-mode="continuous" style:text-line-through-style="solid" style:text-line-through-type="single" style:text-overline-mode="continuous" style:text-position="sub" style:text-underline-mode="continuous"/>
    </style:style>
    <style:style style:family="paragraph" style:name="a71e9cf" style:parent-style-name="Text_20_body">
      <style:paragraph-properties fo:text-align="justify"/>
      <style:text-properties fo:font-size="11pt" style:font-name="Book Antiqua"/>
    </style:style>
    <style:style style:family="text" style:name="a9fca6e">
      <style:text-properties fo:font-size="20pt"/>
    </style:style>
    <style:style style:family="text" style:name="a19765b">
      <style:text-properties fo:font-size="20pt"/>
    </style:style>
    <style:style style:family="paragraph" style:name="a1ae45a">
      <style:paragraph-properties fo:text-align="right"/>
    </style:style>
    <style:style style:family="paragraph" style:name="af11e2c">
      <style:paragraph-properties fo:text-align="right"/>
    </style:style>
    <style:style style:family="paragraph" style:name="abec930">
      <style:paragraph-properties fo:text-align="right"/>
    </style:style>
    <style:style style:family="paragraph" style:name="a7fb6df">
      <style:paragraph-properties fo:text-align="right"/>
    </style:style>
    <style:style style:family="paragraph" style:name="ab01c5f">
      <style:paragraph-properties fo:text-align="right"/>
    </style:style>
    <style:style style:family="paragraph" style:name="afbd845">
      <style:paragraph-properties fo:text-align="right"/>
    </style:style>
    <style:style style:family="paragraph" style:name="a0f2b48" style:parent-style-name="heading4">
      <style:paragraph-properties fo:text-align="right"/>
    </style:style>
    <style:style style:family="paragraph" style:list-style-name="L2" style:name="af05890" style:parent-style-name="ListParagraph">
      <style:paragraph-properties/>
    </style:style>
    <style:style style:family="paragraph" style:list-style-name="L2" style:name="aa0c1f3" style:parent-style-name="ListParagraph">
      <style:paragraph-properties/>
    </style:style>
    <style:style style:family="paragraph" style:list-style-name="L2" style:name="ad93644" style:parent-style-name="ListParagraph">
      <style:paragraph-properties/>
    </style:style>
    <style:style style:family="paragraph" style:list-style-name="L2" style:name="a331ad0" style:parent-style-name="ListParagraph">
      <style:paragraph-properties/>
    </style:style>
    <style:style style:family="paragraph" style:list-style-name="L2" style:name="a5308ac" style:parent-style-name="ListParagraph">
      <style:paragraph-properties/>
    </style:style>
    <style:style style:family="paragraph" style:list-style-name="L2" style:name="a65416e" style:parent-style-name="ListParagraph">
      <style:paragraph-properties/>
    </style:style>
    <style:style style:family="text" style:name="a5ee24a">
      <style:text-properties fo:font-size="15pt"/>
    </style:style>
    <style:style style:family="text" style:name="a8be9b4">
      <style:text-properties fo:font-size="15pt"/>
    </style:style>
    <style:style style:family="text" style:name="a7d8775">
      <style:text-properties fo:font-size="15pt"/>
    </style:style>
    <style:style style:family="text" style:name="a781a48">
      <style:text-properties fo:font-size="15pt"/>
    </style:style>
    <style:style style:family="text" style:name="ac8390f">
      <style:text-properties fo:font-size="15pt"/>
    </style:style>
    <style:style style:family="table-cell" style:name="a744c5b">
      <style:table-cell-properties fo:border-bottom="0.02mm solid #000000" fo:border-left="0.02mm solid #000000" fo:border-right="0.02mm solid #000000" fo:border-top="0.02mm solid #000000"/>
    </style:style>
    <style:style style:family="table-column" style:name="a8b3270">
      <style:table-column-properties style:rel-column-width="1000*"/>
    </style:style>
    <style:style style:family="table" style:name="a632b69" style:parent-style-name="TableGrid">
      <style:table-properties style:rel-width="100%"/>
    </style:style>
    <style:style style:family="text" style:name="afcea3d">
      <style:text-properties/>
    </style:style>
    <style:style style:family="paragraph" style:name="a00d4ca" style:parent-style-name="Text_20_body">
      <style:paragraph-properties fo:break-before="page" fo:text-align="justify"/>
      <style:text-properties fo:font-size="11pt" style:font-name="Book Antiqua"/>
    </style:style>
    <style:style style:family="text" style:name="a35014f">
      <style:text-properties fo:country="GB" fo:language="en"/>
    </style:style>
    <style:style style:family="paragraph" style:name="aa09040" style:parent-style-name="Text_20_body">
      <style:paragraph-properties fo:text-align="justify"/>
      <style:text-properties fo:font-size="11pt" style:font-name="Book Antiqua"/>
    </style:style>
    <style:style style:family="text" style:name="a3271df">
      <style:text-properties style:text-line-through-mode="continuous" style:text-line-through-style="solid" style:text-line-through-type="single" style:text-overline-mode="continuous" style:text-underline-mode="continuous"/>
    </style:style>
    <style:style style:family="text" style:name="ac70000">
      <style:text-properties style:text-line-through-mode="continuous" style:text-line-through-style="solid" style:text-line-through-type="single" style:text-overline-mode="continuous" style:text-position="sub" style:text-underline-mode="continuous"/>
    </style:style>
    <style:style style:family="paragraph" style:name="a1d4491" style:parent-style-name="Text_20_body">
      <style:paragraph-properties fo:text-align="justify"/>
      <style:text-properties fo:font-size="11pt" style:font-name="Book Antiqua"/>
    </style:style>
    <style:style style:family="paragraph" style:name="afcf7c4" style:parent-style-name="Text_20_body">
      <style:paragraph-properties fo:text-align="center"/>
      <style:text-properties fo:font-size="11pt" fo:font-weight="bold" style:font-name="Book Antiqua"/>
    </style:style>
    <style:style style:family="paragraph" style:name="a541029" style:parent-style-name="Text_20_body">
      <style:paragraph-properties fo:text-align="left"/>
      <style:text-properties fo:font-size="11pt" fo:font-weight="bold" style:font-name="Book Antiqua"/>
    </style:style>
    <style:style style:family="table-cell" style:name="a5ec7eb">
      <style:table-cell-properties fo:border-bottom="0.02mm solid #000000" fo:border-left="0.02mm solid #000000" fo:border-right="0.02mm solid #000000" fo:border-top="0.02mm solid #000000"/>
    </style:style>
    <style:style style:family="table-cell" style:name="aa413ee">
      <style:table-cell-properties fo:border-bottom="0.02mm solid #000000" fo:border-left="0.02mm solid #000000" fo:border-right="0.02mm solid #000000" fo:border-top="0.02mm solid #000000"/>
    </style:style>
    <style:style style:family="table-cell" style:name="a2012c8">
      <style:table-cell-properties fo:border-bottom="0.02mm solid #000000" fo:border-left="0.02mm solid #000000" fo:border-right="0.02mm solid #000000" fo:border-top="0.02mm solid #000000"/>
    </style:style>
    <style:style style:family="table-cell" style:name="af31410">
      <style:table-cell-properties fo:border-bottom="0.02mm solid #000000" fo:border-left="0.02mm solid #000000" fo:border-right="0.02mm solid #000000" fo:border-top="0.02mm solid #000000"/>
    </style:style>
    <style:style style:family="table-cell" style:name="a4a7791">
      <style:table-cell-properties fo:border-bottom="0.02mm solid #000000" fo:border-left="0.02mm solid #000000" fo:border-right="0.02mm solid #000000" fo:border-top="0.02mm solid #000000"/>
    </style:style>
    <style:style style:family="table-cell" style:name="adf8298">
      <style:table-cell-properties fo:border-bottom="0.02mm solid #000000" fo:border-left="0.02mm solid #000000" fo:border-right="0.02mm solid #000000" fo:border-top="0.02mm solid #000000"/>
    </style:style>
    <style:style style:family="table-cell" style:name="adebf96">
      <style:table-cell-properties fo:border-bottom="0.02mm solid #000000" fo:border-left="0.02mm solid #000000" fo:border-right="0.02mm solid #000000" fo:border-top="0.02mm solid #000000"/>
    </style:style>
    <style:style style:family="table-cell" style:name="a752eae">
      <style:table-cell-properties fo:border-bottom="0.02mm solid #000000" fo:border-left="0.02mm solid #000000" fo:border-right="0.02mm solid #000000" fo:border-top="0.02mm solid #000000"/>
    </style:style>
    <style:style style:family="table-cell" style:name="a9a07a8">
      <style:table-cell-properties fo:border-bottom="0.02mm solid #000000" fo:border-left="0.02mm solid #000000" fo:border-right="0.02mm solid #000000" fo:border-top="0.02mm solid #000000"/>
    </style:style>
    <style:style style:family="table-column" style:name="a1def46">
      <style:table-column-properties style:rel-column-width="1000*"/>
    </style:style>
    <style:style style:family="table" style:name="a83d8ea" style:parent-style-name="TableGrid">
      <style:table-properties style:rel-width="100%"/>
    </style:style>
    <style:style style:family="text" style:name="ad5411e">
      <style:text-properties fo:font-size="13pt"/>
    </style:style>
    <style:style style:family="text" style:name="a49b75b">
      <style:text-properties fo:font-size="13pt"/>
    </style:style>
    <style:style style:family="text" style:name="aef1a70">
      <style:text-properties fo:font-size="13pt"/>
    </style:style>
    <style:style style:family="text" style:name="acb0393">
      <style:text-properties fo:font-size="13pt"/>
    </style:style>
    <style:style style:family="text" style:name="a1a2e52">
      <style:text-properties fo:font-size="13pt"/>
    </style:style>
    <style:style style:family="text" style:name="a670ad8">
      <style:text-properties fo:font-size="13pt"/>
    </style:style>
    <style:style style:family="text" style:name="a898e63">
      <style:text-properties fo:font-size="13pt"/>
    </style:style>
    <style:style style:family="text" style:name="adcca63">
      <style:text-properties fo:font-size="13pt"/>
    </style:style>
    <style:style style:family="text" style:name="a5ea3eb">
      <style:text-properties fo:font-size="13pt"/>
    </style:style>
    <style:style style:family="text" style:name="ae6bbf1">
      <style:text-properties/>
    </style:style>
    <style:style style:family="paragraph" style:name="a2f9415" style:parent-style-name="Text_20_body">
      <style:paragraph-properties fo:break-before="page" fo:text-align="justify"/>
      <style:text-properties fo:font-size="11pt" style:font-name="Book Antiqua"/>
    </style:style>
    <style:style style:family="text" style:name="a2ff185">
      <style:text-properties fo:country="GB" fo:language="en"/>
    </style:style>
    <style:style style:family="paragraph" style:name="ab80ada" style:parent-style-name="Text_20_body">
      <style:paragraph-properties fo:text-align="justify"/>
      <style:text-properties fo:font-size="11pt" style:font-name="Book Antiqua"/>
    </style:style>
    <style:style style:family="text" style:name="adef087">
      <style:text-properties style:text-line-through-mode="continuous" style:text-line-through-style="solid" style:text-line-through-type="single" style:text-overline-mode="continuous" style:text-underline-mode="continuous"/>
    </style:style>
    <style:style style:family="paragraph" style:name="a6f707d" style:parent-style-name="Text_20_body">
      <style:paragraph-properties fo:break-before="page" fo:text-align="justify"/>
      <style:text-properties fo:font-size="11pt" style:font-name="Book Antiqua"/>
    </style:style>
    <style:style style:family="text" style:name="a1beeb3">
      <style:text-properties style:text-line-through-mode="continuous" style:text-line-through-style="solid" style:text-line-through-type="single" style:text-overline-mode="continuous" style:text-position="sub" style:text-underline-mode="continuous"/>
    </style:style>
    <style:style style:family="paragraph" style:name="a9d8153" style:parent-style-name="Text_20_body">
      <style:paragraph-properties fo:text-align="justify"/>
      <style:text-properties fo:font-size="11pt" style:font-name="Book Antiqua"/>
    </style:style>
    <style:style style:family="paragraph" style:name="a6df5cb" style:parent-style-name="Text_20_body">
      <style:paragraph-properties fo:text-align="center"/>
      <style:text-properties fo:font-size="11pt" fo:font-weight="bold" style:font-name="Book Antiqua"/>
    </style:style>
    <style:style style:family="paragraph" style:name="a117d2c" style:parent-style-name="Text_20_body">
      <style:paragraph-properties fo:text-align="left"/>
      <style:text-properties fo:font-size="11pt" fo:font-weight="bold" style:font-name="Book Antiqua"/>
    </style:style>
    <style:style style:family="table-cell" style:name="a970314">
      <style:table-cell-properties fo:border-bottom="0.02mm solid #000000" fo:border-left="0.02mm solid #000000" fo:border-right="0.02mm solid #000000" fo:border-top="0.02mm solid #000000"/>
    </style:style>
    <style:style style:family="table-cell" style:name="a2f8aae">
      <style:table-cell-properties fo:border-bottom="0.02mm solid #000000" fo:border-left="0.02mm solid #000000" fo:border-right="0.02mm solid #000000" fo:border-top="0.02mm solid #000000"/>
    </style:style>
    <style:style style:family="table-cell" style:name="ae6d595">
      <style:table-cell-properties fo:border-bottom="0.02mm solid #000000" fo:border-left="0.02mm solid #000000" fo:border-right="0.02mm solid #000000" fo:border-top="0.02mm solid #000000"/>
    </style:style>
    <style:style style:family="table-cell" style:name="ad1136b">
      <style:table-cell-properties fo:border-bottom="0.02mm solid #000000" fo:border-left="0.02mm solid #000000" fo:border-right="0.02mm solid #000000" fo:border-top="0.02mm solid #000000"/>
    </style:style>
    <style:style style:family="table-cell" style:name="a9ec5b5">
      <style:table-cell-properties fo:border-bottom="0.02mm solid #000000" fo:border-left="0.02mm solid #000000" fo:border-right="0.02mm solid #000000" fo:border-top="0.02mm solid #000000"/>
    </style:style>
    <style:style style:family="table-cell" style:name="a71d064">
      <style:table-cell-properties fo:border-bottom="0.02mm solid #000000" fo:border-left="0.02mm solid #000000" fo:border-right="0.02mm solid #000000" fo:border-top="0.02mm solid #000000"/>
    </style:style>
    <style:style style:family="table-cell" style:name="a6bee3b">
      <style:table-cell-properties fo:border-bottom="0.02mm solid #000000" fo:border-left="0.02mm solid #000000" fo:border-right="0.02mm solid #000000" fo:border-top="0.02mm solid #000000"/>
    </style:style>
    <style:style style:family="table-cell" style:name="a909a0e">
      <style:table-cell-properties fo:border-bottom="0.02mm solid #000000" fo:border-left="0.02mm solid #000000" fo:border-right="0.02mm solid #000000" fo:border-top="0.02mm solid #000000"/>
    </style:style>
    <style:style style:family="table-cell" style:name="a5f87c3">
      <style:table-cell-properties fo:border-bottom="0.02mm solid #000000" fo:border-left="0.02mm solid #000000" fo:border-right="0.02mm solid #000000" fo:border-top="0.02mm solid #000000"/>
    </style:style>
    <style:style style:family="table-column" style:name="a65362e">
      <style:table-column-properties style:rel-column-width="1000*"/>
    </style:style>
    <style:style style:family="table" style:name="a44dd29" style:parent-style-name="TableGrid">
      <style:table-properties style:rel-width="100%"/>
    </style:style>
    <style:style style:family="paragraph" style:name="a1e910a" style:parent-style-name="Text_20_body">
      <style:paragraph-properties fo:text-align="left"/>
      <style:text-properties fo:font-size="11pt" fo:font-weight="bold" style:font-name="Book Antiqua"/>
    </style:style>
    <style:style style:family="paragraph" style:name="a89f089" style:parent-style-name="Text_20_body">
      <style:paragraph-properties fo:text-align="left"/>
      <style:text-properties fo:font-size="11pt" fo:font-weight="bold" style:font-name="Book Antiqua"/>
    </style:style>
    <style:style style:family="paragraph" style:name="a9e4ec3" style:parent-style-name="Text_20_body">
      <style:paragraph-properties fo:text-align="left"/>
      <style:text-properties fo:font-size="11pt" fo:font-weight="bold" style:font-name="Book Antiqua"/>
    </style:style>
    <style:style style:family="paragraph" style:name="ad905c7" style:parent-style-name="Text_20_body">
      <style:paragraph-properties fo:text-align="left"/>
      <style:text-properties fo:font-size="11pt" fo:font-weight="bold" style:font-name="Book Antiqua"/>
    </style:style>
    <style:style style:family="paragraph" style:name="afaace5" style:parent-style-name="Text_20_body">
      <style:paragraph-properties fo:text-align="center"/>
      <style:text-properties fo:font-size="11pt" fo:font-weight="bold" style:font-name="Book Antiqua"/>
    </style:style>
    <style:style style:family="paragraph" style:name="adf10c6" style:parent-style-name="Text_20_body">
      <style:paragraph-properties fo:text-align="center"/>
      <style:text-properties fo:font-size="11pt" fo:font-weight="bold" style:font-name="Book Antiqua"/>
    </style:style>
    <style:style style:family="text" style:name="a8e1e0d">
      <style:text-properties/>
    </style:style>
    <style:style style:family="paragraph" style:name="a769f91" style:parent-style-name="Text_20_body">
      <style:paragraph-properties fo:break-before="page" fo:text-align="justify"/>
      <style:text-properties fo:font-size="11pt" style:font-name="Book Antiqua"/>
    </style:style>
    <style:style style:family="text" style:name="a9dfb77">
      <style:text-properties fo:country="GB" fo:language="en"/>
    </style:style>
    <style:style style:family="paragraph" style:name="af72bb4" style:parent-style-name="Text_20_body">
      <style:paragraph-properties fo:text-align="justify"/>
      <style:text-properties fo:font-size="11pt" style:font-name="Book Antiqua"/>
    </style:style>
    <style:style style:family="text" style:name="a71975d">
      <style:text-properties style:text-line-through-mode="continuous" style:text-line-through-style="solid" style:text-line-through-type="single" style:text-overline-mode="continuous" style:text-underline-mode="continuous"/>
    </style:style>
    <style:style style:family="text" style:name="a80a8d2">
      <style:text-properties style:text-line-through-mode="continuous" style:text-line-through-style="solid" style:text-line-through-type="single" style:text-overline-mode="continuous" style:text-position="sub" style:text-underline-mode="continuous"/>
    </style:style>
    <style:style style:family="paragraph" style:name="ae05e47" style:parent-style-name="Text_20_body">
      <style:paragraph-properties fo:text-align="justify"/>
      <style:text-properties fo:font-size="11pt" style:font-name="Book Antiqua"/>
    </style:style>
    <style:style style:family="paragraph" style:name="a37d966" style:parent-style-name="Text_20_body">
      <style:paragraph-properties fo:text-align="center"/>
      <style:text-properties fo:font-size="11pt" fo:font-weight="bold" style:font-name="Book Antiqua"/>
    </style:style>
    <style:style style:family="paragraph" style:name="aeef42d" style:parent-style-name="Text_20_body">
      <style:paragraph-properties fo:text-align="left"/>
      <style:text-properties fo:font-size="11pt" fo:font-weight="bold" style:font-name="Book Antiqua"/>
    </style:style>
    <style:style style:family="table-cell" style:name="a464836">
      <style:table-cell-properties fo:border-bottom="0.02mm solid #000000" fo:border-left="0.02mm solid #000000" fo:border-right="0.02mm solid #000000" fo:border-top="0.02mm solid #000000"/>
    </style:style>
    <style:style style:family="table-cell" style:name="af74985">
      <style:table-cell-properties fo:border-bottom="0.02mm solid #000000" fo:border-left="0.02mm solid #000000" fo:border-right="0.02mm solid #000000" fo:border-top="0.02mm solid #000000"/>
    </style:style>
    <style:style style:family="table-cell" style:name="a944d12">
      <style:table-cell-properties fo:border-bottom="0.02mm solid #000000" fo:border-left="0.02mm solid #000000" fo:border-right="0.02mm solid #000000" fo:border-top="0.02mm solid #000000"/>
    </style:style>
    <style:style style:family="table-cell" style:name="ab626cc">
      <style:table-cell-properties fo:border-bottom="0.02mm solid #000000" fo:border-left="0.02mm solid #000000" fo:border-right="0.02mm solid #000000" fo:border-top="0.02mm solid #000000"/>
    </style:style>
    <style:style style:family="table-cell" style:name="a6aed41">
      <style:table-cell-properties fo:border-bottom="0.02mm solid #000000" fo:border-left="0.02mm solid #000000" fo:border-right="0.02mm solid #000000" fo:border-top="0.02mm solid #000000"/>
    </style:style>
    <style:style style:family="table-cell" style:name="abbfdab">
      <style:table-cell-properties fo:border-bottom="0.02mm solid #000000" fo:border-left="0.02mm solid #000000" fo:border-right="0.02mm solid #000000" fo:border-top="0.02mm solid #000000"/>
    </style:style>
    <style:style style:family="table-cell" style:name="a1b8fce">
      <style:table-cell-properties fo:border-bottom="0.02mm solid #000000" fo:border-left="0.02mm solid #000000" fo:border-right="0.02mm solid #000000" fo:border-top="0.02mm solid #000000"/>
    </style:style>
    <style:style style:family="table-cell" style:name="ad37430">
      <style:table-cell-properties fo:border-bottom="0.02mm solid #000000" fo:border-left="0.02mm solid #000000" fo:border-right="0.02mm solid #000000" fo:border-top="0.02mm solid #000000"/>
    </style:style>
    <style:style style:family="table-cell" style:name="aadd15f">
      <style:table-cell-properties fo:border-bottom="0.02mm solid #000000" fo:border-left="0.02mm solid #000000" fo:border-right="0.02mm solid #000000" fo:border-top="0.02mm solid #000000"/>
    </style:style>
    <style:style style:family="table-column" style:name="a50efbf">
      <style:table-column-properties style:rel-column-width="1000*"/>
    </style:style>
    <style:style style:family="table" style:name="a63624e" style:parent-style-name="TableGrid">
      <style:table-properties style:rel-width="100%"/>
    </style:style>
    <style:style style:family="paragraph" style:name="ac0a2a0" style:parent-style-name="Text_20_body">
      <style:paragraph-properties fo:text-align="left"/>
      <style:text-properties fo:font-size="11pt" fo:font-weight="bold" style:font-name="Book Antiqua"/>
    </style:style>
    <style:style style:family="paragraph" style:name="aa20510" style:parent-style-name="Text_20_body">
      <style:paragraph-properties fo:text-align="left"/>
      <style:text-properties fo:font-size="11pt" fo:font-weight="bold" style:font-name="Book Antiqua"/>
    </style:style>
    <style:style style:family="paragraph" style:name="a0d886d" style:parent-style-name="Text_20_body">
      <style:paragraph-properties fo:text-align="left"/>
      <style:text-properties fo:font-size="11pt" fo:font-weight="bold" style:font-name="Book Antiqua"/>
    </style:style>
    <style:style style:family="paragraph" style:name="ad3ba44" style:parent-style-name="Text_20_body">
      <style:paragraph-properties fo:text-align="left"/>
      <style:text-properties fo:font-size="11pt" fo:font-weight="bold" style:font-name="Book Antiqua"/>
    </style:style>
    <style:style style:family="paragraph" style:name="a7092ae" style:parent-style-name="Text_20_body">
      <style:paragraph-properties fo:text-align="center"/>
      <style:text-properties fo:font-size="11pt" fo:font-weight="bold" style:font-name="Book Antiqua"/>
    </style:style>
    <style:style style:family="paragraph" style:name="ae82ae6" style:parent-style-name="Text_20_body">
      <style:paragraph-properties fo:text-align="center"/>
      <style:text-properties fo:font-size="11pt" fo:font-weight="bold" style:font-name="Book Antiqua"/>
    </style:style>
    <style:style style:family="table-cell" style:name="a50e009">
      <style:table-cell-properties fo:border-bottom="0.02mm solid #000000" fo:border-left="0.02mm solid #000000" fo:border-right="0.02mm solid #000000" fo:border-top="0.02mm solid #000000"/>
    </style:style>
    <style:style style:family="table-column" style:name="a0807e5">
      <style:table-column-properties style:rel-column-width="1000*"/>
    </style:style>
    <style:style style:family="table" style:name="a27660d" style:parent-style-name="TableGrid">
      <style:table-properties style:rel-width="100%"/>
    </style:style>
    <style:style style:family="text" style:name="a144aa9">
      <style:text-properties style:text-line-through-mode="continuous" style:text-line-through-style="solid" style:text-line-through-type="single" style:text-overline-mode="continuous" style:text-underline-mode="continuous"/>
    </style:style>
    <style:style style:family="text" style:name="a6edd34">
      <style:text-properties style:text-position="sub"/>
    </style:style>
    <style:style style:family="paragraph" style:name="P1" style:parent-style-name="Text_20_body">
      <style:paragraph-properties fo:text-align="justify" style:justify-single-word="false"/>
      <style:text-properties fo:font-size="11pt" style:font-name="Book Antiqua"/>
    </style:style>
    <style:style style:family="paragraph" style:name="P2"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3" style:parent-style-name="Text_20_body">
      <style:paragraph-properties fo:text-align="justify" style:justify-single-word="false"/>
      <style:text-properties fo:font-size="11pt" style:font-name="Book Antiqua"/>
    </style:style>
    <style:style style:family="paragraph" style:name="P4" style:parent-style-name="Text_20_body">
      <style:paragraph-properties fo:text-align="center" style:justify-single-word="false"/>
      <style:text-properties fo:font-size="11pt" fo:font-weight="bold" style:country-asian="SG" style:font-name="Book Antiqua" style:font-weight-asian="bold" style:font-weight-complex="bold" style:language-asian="zh"/>
    </style:style>
    <style:style style:family="paragraph" style:name="P5" style:parent-style-name="Text_20_body">
      <style:paragraph-properties fo:text-align="start" style:justify-single-word="false"/>
      <style:text-properties fo:font-size="11pt" fo:font-weight="bold" style:country-asian="SG" style:font-name="Book Antiqua" style:font-weight-asian="bold" style:font-weight-complex="bold" style:language-asian="zh"/>
    </style:style>
    <style:style style:family="text" style:name="T1">
      <style:text-properties fo:country="GB" fo:language="en"/>
    </style:style>
    <style:style style:family="text" style:name="a45ca0a">
      <style:text-properties style:text-line-through-mode="continuous" style:text-line-through-style="solid" style:text-line-through-type="single" style:text-overline-mode="continuous" style:text-position="sub" style:text-underline-mode="continuous"/>
    </style:style>
    <style:style style:family="text" style:name="a15759c">
      <style:text-properties style:text-line-through-mode="continuous" style:text-line-through-style="solid" style:text-line-through-type="single" style:text-overline-mode="continuous" style:text-position="sub" style:text-underline-mode="continuous"/>
    </style:style>
    <style:style style:family="paragraph" style:name="a88c13a" style:parent-style-name="Text_20_body">
      <style:paragraph-properties fo:text-align="justify" style:justify-single-word="false"/>
      <style:text-properties fo:font-size="11pt" style:font-name="Book Antiqua"/>
    </style:style>
    <style:style style:family="paragraph" style:name="ae319a2" style:parent-style-name="Text_20_body">
      <style:paragraph-properties fo:break-before="page" fo:text-align="justify" style:justify-single-word="false"/>
      <style:text-properties fo:font-size="11pt" style:font-name="Book Antiqua"/>
    </style: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2">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text:list-style style:name="L30041">
      <text:list-level-style-number style:num-format="I"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I"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I"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I"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I"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I"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41" style:name="ad7302a" style:parent-style-name="ListParagraph">
      <style:paragraph-properties fo:text-align="justify" style:justify-single-word="false"/>
      <style:text-properties fo:font-size="11pt" style:font-name="Book Antiqua"/>
    </style:style>
    <style:style style:family="paragraph" style:list-style-name="L30041" style:name="a98f3b7" style:parent-style-name="ListParagraph">
      <style:paragraph-properties fo:text-align="justify" style:justify-single-word="false"/>
      <style:text-properties fo:font-size="11pt" style:font-name="Book Antiqua"/>
    </style:style>
    <style:style style:family="paragraph" style:list-style-name="L30041" style:name="abe2c44" style:parent-style-name="ListParagraph">
      <style:paragraph-properties fo:text-align="justify" style:justify-single-word="false"/>
      <style:text-properties fo:font-size="11pt" style:font-name="Book Antiqua"/>
    </style:style>
    <style:style style:family="paragraph" style:list-style-name="L30041" style:name="a1a8a7b" style:parent-style-name="ListParagraph">
      <style:paragraph-properties fo:text-align="justify" style:justify-single-word="false"/>
      <style:text-properties fo:font-size="11pt" style:font-name="Book Antiqua"/>
    </style:style>
    <style:style style:family="paragraph" style:list-style-name="L30041" style:name="a305cac" style:parent-style-name="ListParagraph">
      <style:paragraph-properties fo:text-align="justify" style:justify-single-word="false"/>
      <style:text-properties fo:font-size="11pt" style:font-name="Book Antiqua"/>
    </style:style>
    <style:style style:family="paragraph" style:list-style-name="L30041" style:name="a5d9078" style:parent-style-name="ListParagraph">
      <style:paragraph-properties fo:text-align="justify" style:justify-single-word="false"/>
      <style:text-properties fo:font-size="11pt" style:font-name="Book Antiqua"/>
    </style:style>
    <style:style style:family="paragraph" style:list-style-name="L30041" style:name="af2e240" style:parent-style-name="ListParagraph">
      <style:paragraph-properties fo:text-align="justify" style:justify-single-word="false"/>
      <style:text-properties fo:font-size="11pt" style:font-name="Book Antiqua"/>
    </style:style>
    <style:style style:family="paragraph" style:list-style-name="L30041" style:name="a6e54ba" style:parent-style-name="ListParagraph">
      <style:paragraph-properties fo:text-align="justify" style:justify-single-word="false"/>
      <style:text-properties fo:font-size="11pt" style:font-name="Book Antiqua"/>
    </style:style>
    <style:style style:family="paragraph" style:list-style-name="L30041" style:name="addfbe0" style:parent-style-name="ListParagraph">
      <style:paragraph-properties fo:text-align="justify" style:justify-single-word="false"/>
      <style:text-properties fo:font-size="11pt" style:font-name="Book Antiqua"/>
    </style:style>
    <style:style style:family="paragraph" style:list-style-name="L30041" style:name="affb07e" style:parent-style-name="ListParagraph">
      <style:paragraph-properties fo:text-align="justify" style:justify-single-word="false"/>
      <style:text-properties fo:font-size="13pt" style:font-name="Book Antiqua"/>
    </style:style>
    <style:style style:family="paragraph" style:list-style-name="L30041" style:name="a554869" style:parent-style-name="ListParagraph">
      <style:paragraph-properties fo:text-align="justify" style:justify-single-word="false"/>
      <style:text-properties fo:font-size="11pt" style:font-name="Book Antiqua"/>
    </style:style>
    <style:style style:family="paragraph" style:name="adb3008" style:parent-style-name="Text_20_body">
      <style:paragraph-properties fo:text-align="justify"/>
      <style:text-properties fo:font-size="11pt" style:font-name="Book Antiqua"/>
    </style:style>
    <style:style style:family="paragraph" style:name="a891574" style:parent-style-name="Text_20_body">
      <style:paragraph-properties fo:break-before="page" fo:text-align="justify"/>
      <style:text-properties fo:font-size="11pt" style:font-name="Book Antiqua"/>
    </style:style>
    <style:style style:family="paragraph" style:name="aa41178" style:parent-style-name="Text_20_body">
      <style:paragraph-properties fo:text-align="justify"/>
      <style:text-properties fo:font-size="11pt" style:font-name="Book Antiqua"/>
    </style:style>
    <style:style style:family="paragraph" style:name="abf1e3d" style:parent-style-name="Text_20_body">
      <style:paragraph-properties fo:break-before="page" fo:text-align="justify"/>
      <style:text-properties fo:font-size="11pt" style:font-name="Book Antiqua"/>
    </style:style>
    <style:style style:family="paragraph" style:name="a2149d6" style:parent-style-name="Text_20_body">
      <style:paragraph-properties fo:break-before="page" fo:text-align="justify"/>
      <style:text-properties fo:font-size="11pt" style:font-name="Book Antiqua"/>
    </style:style>
    <style:style style:family="paragraph" style:list-style-name="L30041" style:name="ae52ef5" style:parent-style-name="ListParagraph">
      <style:paragraph-properties fo:text-align="justify" style:justify-single-word="false"/>
      <style:text-properties fo:font-size="11pt" style:font-name="Book Antiqua"/>
    </style:style>
    <style:style style:family="paragraph" style:list-style-name="L30041" style:name="a308486" style:parent-style-name="ListParagraph">
      <style:paragraph-properties fo:text-align="justify" style:justify-single-word="false"/>
      <style:text-properties fo:font-size="11pt" style:font-name="Book Antiqua"/>
    </style:style>
    <style:style style:family="paragraph" style:list-style-name="L30041" style:name="a218a33" style:parent-style-name="ListParagraph">
      <style:paragraph-properties fo:text-align="justify" style:justify-single-word="false"/>
      <style:text-properties fo:font-size="11pt" style:font-name="Book Antiqua"/>
    </style:style>
    <style:style style:family="paragraph" style:list-style-name="L30041" style:name="a18e511" style:parent-style-name="ListParagraph">
      <style:paragraph-properties fo:text-align="justify" style:justify-single-word="false"/>
      <style:text-properties fo:font-size="11pt" style:font-name="Book Antiqua"/>
    </style:style>
    <style:style style:family="paragraph" style:list-style-name="L30041" style:name="a5be5f7" style:parent-style-name="ListParagraph">
      <style:paragraph-properties fo:text-align="justify" style:justify-single-word="false"/>
      <style:text-properties fo:font-size="11pt" style:font-name="Book Antiqua"/>
    </style:style>
    <style:style style:family="paragraph" style:list-style-name="L30041" style:name="a8c97f9" style:parent-style-name="ListParagraph">
      <style:paragraph-properties fo:text-align="justify" style:justify-single-word="false"/>
      <style:text-properties fo:font-size="11pt" style:font-name="Book Antiqua"/>
    </style:style>
    <style:style style:family="paragraph" style:list-style-name="L30041" style:name="aad9cbf" style:parent-style-name="ListParagraph">
      <style:paragraph-properties fo:text-align="justify" style:justify-single-word="false"/>
      <style:text-properties fo:font-size="11pt" style:font-name="Book Antiqua"/>
    </style:style>
    <style:style style:family="paragraph" style:list-style-name="L30041" style:name="a27201e" style:parent-style-name="ListParagraph">
      <style:paragraph-properties fo:text-align="justify" style:justify-single-word="false"/>
      <style:text-properties fo:font-size="11pt" style:font-name="Book Antiqua"/>
    </style:style>
    <style:style style:family="paragraph" style:list-style-name="L30041" style:name="a10cddc" style:parent-style-name="ListParagraph">
      <style:paragraph-properties fo:text-align="justify" style:justify-single-word="false"/>
      <style:text-properties fo:font-size="11pt" style:font-name="Book Antiqua"/>
    </style:style>
    <style:style style:family="paragraph" style:list-style-name="L30041" style:name="a8c5260" style:parent-style-name="ListParagraph">
      <style:paragraph-properties fo:text-align="justify" style:justify-single-word="false"/>
      <style:text-properties fo:font-size="11pt" style:font-name="Book Antiqua"/>
    </style:style>
    <style:style style:family="paragraph" style:list-style-name="L30041" style:name="afd97d2" style:parent-style-name="ListParagraph">
      <style:paragraph-properties fo:text-align="justify" style:justify-single-word="false"/>
      <style:text-properties fo:font-size="11pt" style:font-name="Book Antiqua"/>
    </style:style>
    <style:style style:family="paragraph" style:list-style-name="L30041" style:name="a2cd887" style:parent-style-name="ListParagraph">
      <style:paragraph-properties fo:text-align="justify" style:justify-single-word="false"/>
      <style:text-properties fo:font-size="11pt" style:font-name="Book Antiqua"/>
    </style:style>
    <style:style style:family="paragraph" style:list-style-name="L30041" style:name="aebf0f5" style:parent-style-name="ListParagraph">
      <style:paragraph-properties fo:text-align="justify" style:justify-single-word="false"/>
      <style:text-properties fo:font-size="11pt" style:font-name="Book Antiqua"/>
    </style:style>
    <style:style style:family="paragraph" style:list-style-name="L30041" style:name="a752f7e" style:parent-style-name="ListParagraph">
      <style:paragraph-properties fo:text-align="justify" style:justify-single-word="false"/>
      <style:text-properties fo:font-size="11pt" style:font-name="Book Antiqua"/>
    </style:style>
    <style:style style:family="paragraph" style:list-style-name="L30041" style:name="a8c4f69" style:parent-style-name="ListParagraph">
      <style:paragraph-properties fo:text-align="justify" style:justify-single-word="false"/>
      <style:text-properties fo:font-size="11pt" style:font-name="Book Antiqua"/>
    </style:style>
    <style:style style:family="paragraph" style:list-style-name="L30041" style:name="a0aa48a" style:parent-style-name="ListParagraph">
      <style:paragraph-properties fo:text-align="justify" style:justify-single-word="false"/>
      <style:text-properties fo:font-size="11pt" style:font-name="Book Antiqua"/>
    </style:style>
    <style:style style:family="paragraph" style:list-style-name="L30041" style:name="a6a934d" style:parent-style-name="ListParagraph">
      <style:paragraph-properties fo:text-align="justify" style:justify-single-word="false"/>
      <style:text-properties fo:font-size="11pt" style:font-name="Book Antiqua"/>
    </style:style>
    <style:style style:family="paragraph" style:list-style-name="L30041" style:name="aaa17fb" style:parent-style-name="ListParagraph">
      <style:paragraph-properties fo:text-align="justify" style:justify-single-word="false"/>
      <style:text-properties fo:font-size="11pt" style:font-name="Book Antiqua"/>
    </style:style>
    <style:style style:family="paragraph" style:list-style-name="L30041" style:name="adababb" style:parent-style-name="ListParagraph">
      <style:paragraph-properties fo:text-align="justify" style:justify-single-word="false"/>
      <style:text-properties fo:font-size="11pt" style:font-name="Book Antiqua"/>
    </style:style>
    <style:style style:family="paragraph" style:list-style-name="L30041" style:name="a258373" style:parent-style-name="ListParagraph">
      <style:paragraph-properties fo:text-align="justify" style:justify-single-word="false"/>
      <style:text-properties fo:font-size="11pt" style:font-name="Book Antiqua"/>
    </style:style>
    <style:style style:family="paragraph" style:name="a81800c" style:parent-style-name="Text_20_body">
      <style:paragraph-properties fo:text-align="justify"/>
      <style:text-properties fo:font-size="11pt" style:font-name="Book Antiqua"/>
    </style:style>
    <style:style style:family="text" style:name="acd85f2">
      <style:text-properties fo:font-size="13pt" style:text-line-through-mode="continuous" style:text-line-through-style="solid" style:text-line-through-type="single" style:text-overline-mode="continuous" style:text-position="sub" style:text-underline-mode="continuous"/>
    </style:style>
    <style:style style:family="text" style:name="a2faf20">
      <style:text-properties fo:font-size="13pt" style:text-line-through-mode="continuous" style:text-line-through-style="solid" style:text-line-through-type="single" style:text-overline-mode="continuous" style:text-position="sub" style:text-underline-mode="continuous"/>
    </style:style>
    <style:style style:family="text" style:name="a405d61">
      <style:text-properties fo:font-size="13pt" style:text-line-through-mode="continuous" style:text-line-through-style="solid" style:text-line-through-type="single" style:text-overline-mode="continuous" style:text-underline-mode="continuous"/>
    </style:style>
    <style:style style:family="text" style:name="a6ed53c">
      <style:text-properties fo:font-size="13pt" style:text-line-through-mode="continuous" style:text-line-through-style="solid" style:text-line-through-type="single" style:text-overline-mode="continuous" style:text-underline-mode="continuous"/>
    </style:style>
    <style:style style:family="text" style:name="a0ffff8">
      <style:text-properties fo:country="GB" fo:font-size="13pt" fo:language="en"/>
    </style:style>
    <style:style style:family="text" style:name="a727ab5">
      <style:text-properties fo:country="GB" fo:font-size="13pt" fo:language="en"/>
    </style:style>
    <style:style style:family="text" style:name="a666fa0">
      <style:text-properties fo:font-size="13pt"/>
    </style:style>
    <style:style style:family="text" style:name="a3b743f">
      <style:text-properties/>
    </style:style>
    <style:style style:family="text" style:name="a993d21">
      <style:text-properties fo:country="GB" fo:language="en"/>
    </style:style>
    <style:style style:family="text" style:name="a40769f">
      <style:text-properties/>
    </style:style>
    <style:style style:family="text" style:name="ae257f9">
      <style:text-properties style:text-line-through-mode="continuous" style:text-line-through-style="solid" style:text-line-through-type="single" style:text-overline-mode="continuous" style:text-position="sub" style:text-underline-mode="continuous"/>
    </style:style>
    <style:style style:family="text" style:name="a986b05">
      <style:text-properties style:text-line-through-mode="continuous" style:text-line-through-style="solid" style:text-line-through-type="single" style:text-overline-mode="continuous" style:text-underline-mode="continuous"/>
    </style:style>
    <style:style style:family="text" style:name="a934a1a">
      <style:text-properties/>
    </style:style>
    <style:style style:family="text" style:name="abf65b5">
      <style:text-properties/>
    </style:style>
    <style:style style:family="text" style:name="afe7935">
      <style:text-properties/>
    </style:style>
    <style:style style:family="text" style:name="addce2c">
      <style:text-properties/>
    </style:style>
    <style:style style:family="text" style:name="afc060d">
      <style:text-properties/>
    </style:style>
    <style:style style:family="text" style:name="a148968">
      <style:text-properties/>
    </style:style>
    <style:style style:family="text" style:name="acdc574">
      <style:text-properties/>
    </style:style>
    <style:style style:family="paragraph" style:list-style-name="L2" style:name="a42e311" style:parent-style-name="ListParagraph">
      <style:paragraph-properties fo:text-align="right"/>
    </style:style>
    <style:style style:family="paragraph" style:list-style-name="L2" style:name="a4736c5" style:parent-style-name="ListParagraph">
      <style:paragraph-properties fo:text-align="right"/>
    </style:style>
    <style:style style:family="paragraph" style:list-style-name="L2" style:name="a2253c6" style:parent-style-name="ListParagraph">
      <style:paragraph-properties fo:text-align="right"/>
    </style:style>
    <style:style style:family="paragraph" style:list-style-name="L2" style:name="a6ccf03" style:parent-style-name="ListParagraph">
      <style:paragraph-properties fo:text-align="right"/>
    </style:style>
    <style:style style:family="paragraph" style:list-style-name="L2" style:name="aa9fbef" style:parent-style-name="ListParagraph">
      <style:paragraph-properties fo:text-align="right"/>
    </style:style>
    <style:style style:family="paragraph" style:list-style-name="L2" style:name="add22db" style:parent-style-name="ListParagraph">
      <style:paragraph-properties fo:text-align="right"/>
    </style:style>
    <style:style style:family="paragraph" style:list-style-name="L2" style:name="acae609" style:parent-style-name="ListParagraph">
      <style:paragraph-properties fo:text-align="right"/>
    </style:style>
    <style:style style:family="paragraph" style:list-style-name="L2" style:name="aa2b38b" style:parent-style-name="ListParagraph">
      <style:paragraph-properties fo:text-align="right"/>
    </style:style>
    <style:style style:family="paragraph" style:list-style-name="L2" style:name="ae8843d" style:parent-style-name="ListParagraph">
      <style:paragraph-properties fo:text-align="right"/>
    </style:style>
    <style:style style:family="paragraph" style:list-style-name="L2" style:name="ae141d3" style:parent-style-name="ListParagraph">
      <style:paragraph-properties fo:text-align="right"/>
    </style:style>
    <style:style style:family="paragraph" style:list-style-name="L2" style:name="a9fa473" style:parent-style-name="ListParagraph">
      <style:paragraph-properties fo:text-align="right"/>
    </style:style>
    <style:style style:family="paragraph" style:list-style-name="L2" style:name="adc5345" style:parent-style-name="ListParagraph">
      <style:paragraph-properties fo:text-align="right"/>
    </style:style>
    <style:style style:family="paragraph" style:name="ace2c0d" style:parent-style-name="heading4">
      <style:paragraph-properties fo:text-align="right"/>
    </style:style>
    <style:style style:family="paragraph" style:name="a925efc">
      <style:paragraph-properties fo:text-align="right"/>
    </style:style>
    <style:style style:family="paragraph" style:list-style-name="L2" style:name="a44da32" style:parent-style-name="ListParagraph">
      <style:paragraph-properties fo:text-align="right"/>
    </style:style>
    <style:style style:family="paragraph" style:list-style-name="L2" style:name="a77a54c" style:parent-style-name="ListParagraph">
      <style:paragraph-properties fo:text-align="right"/>
    </style:style>
    <style:style style:family="paragraph" style:list-style-name="L2" style:name="ab92f61" style:parent-style-name="ListParagraph">
      <style:paragraph-properties fo:text-align="right"/>
    </style:style>
    <style:style style:family="paragraph" style:list-style-name="L2" style:name="acd5315" style:parent-style-name="ListParagraph">
      <style:paragraph-properties fo:text-align="right"/>
    </style:style>
    <style:style style:family="paragraph" style:list-style-name="L2" style:name="ab5994e" style:parent-style-name="ListParagraph">
      <style:paragraph-properties fo:text-align="right"/>
    </style:style>
    <style:style style:family="paragraph" style:list-style-name="L2" style:name="a7fbe9c" style:parent-style-name="ListParagraph">
      <style:paragraph-properties fo:text-align="right"/>
    </style:style>
    <style:style style:family="paragraph" style:name="a89f12e" style:parent-style-name="heading4">
      <style:paragraph-properties fo:text-align="right"/>
    </style:style>
    <style:style style:family="paragraph" style:name="ad10438">
      <style:paragraph-properties fo:text-align="right"/>
    </style:style>
    <style:style style:family="paragraph" style:name="a09be55">
      <style:paragraph-properties fo:text-align="right"/>
    </style:style>
    <style:style style:family="paragraph" style:list-style-name="L2" style:name="a564a5c" style:parent-style-name="ListParagraph">
      <style:paragraph-properties fo:text-align="right"/>
    </style:style>
    <style:style style:family="paragraph" style:list-style-name="L2" style:name="ae15a75" style:parent-style-name="ListParagraph">
      <style:paragraph-properties fo:text-align="right"/>
    </style:style>
    <style:style style:family="paragraph" style:list-style-name="L2" style:name="a4048af" style:parent-style-name="ListParagraph">
      <style:paragraph-properties fo:text-align="right"/>
    </style:style>
    <style:style style:family="paragraph" style:list-style-name="L2" style:name="a986ab8" style:parent-style-name="ListParagraph">
      <style:paragraph-properties fo:text-align="right"/>
    </style:style>
    <style:style style:family="paragraph" style:list-style-name="L2" style:name="a7d53ee" style:parent-style-name="ListParagraph">
      <style:paragraph-properties fo:text-align="right"/>
    </style:style>
    <style:style style:family="paragraph" style:list-style-name="L2" style:name="a6795e5" style:parent-style-name="ListParagraph">
      <style:paragraph-properties fo:text-align="right"/>
    </style:style>
    <style:style style:family="paragraph" style:name="af83730" style:parent-style-name="heading4">
      <style:paragraph-properties fo:text-align="right"/>
    </style:style>
    <style:style style:family="paragraph" style:name="a75e94d">
      <style:paragraph-properties fo:text-align="right"/>
    </style:style>
    <style:style style:family="paragraph" style:name="a515e6a">
      <style:paragraph-properties fo:text-align="right"/>
    </style:style>
    <style:style style:family="paragraph" style:name="a66da36">
      <style:paragraph-properties fo:text-align="right"/>
    </style:style>
    <style:style style:family="paragraph" style:name="a293631">
      <style:paragraph-properties fo:text-align="right"/>
    </style:style>
    <style:style style:family="paragraph" style:name="a5571e0">
      <style:paragraph-properties/>
    </style:style>
    <style:style style:family="paragraph" style:list-style-name="L2" style:name="ac4fd7f" style:parent-style-name="ListParagraph">
      <style:paragraph-properties fo:text-align="right"/>
    </style:style>
    <style:style style:family="paragraph" style:list-style-name="L2" style:name="a2d4792" style:parent-style-name="ListParagraph">
      <style:paragraph-properties fo:text-align="right"/>
    </style:style>
    <style:style style:family="paragraph" style:list-style-name="L2" style:name="af04ba0" style:parent-style-name="ListParagraph">
      <style:paragraph-properties fo:text-align="right"/>
    </style:style>
    <style:style style:family="paragraph" style:list-style-name="L2" style:name="a1196cf" style:parent-style-name="ListParagraph">
      <style:paragraph-properties fo:text-align="right"/>
    </style:style>
    <style:style style:family="paragraph" style:list-style-name="L2" style:name="af8b85c" style:parent-style-name="ListParagraph">
      <style:paragraph-properties fo:text-align="right"/>
    </style:style>
    <style:style style:family="paragraph" style:list-style-name="L2" style:name="aefe80c" style:parent-style-name="ListParagraph">
      <style:paragraph-properties fo:text-align="right"/>
    </style:style>
    <style:style style:family="paragraph" style:name="ac8e81e" style:parent-style-name="heading4">
      <style:paragraph-properties fo:text-align="right"/>
    </style:style>
    <style:style style:family="paragraph" style:name="a378045">
      <style:paragraph-properties fo:text-align="right"/>
    </style:style>
    <style:style style:family="paragraph" style:name="a28f0b4">
      <style:paragraph-properties fo:text-align="right"/>
    </style:style>
    <style:style style:family="paragraph" style:name="a9fa53d">
      <style:paragraph-properties fo:text-align="right"/>
    </style:style>
    <style:style style:family="paragraph" style:name="a62bb3e">
      <style:paragraph-properties fo:text-align="right"/>
    </style:style>
    <style:style style:family="paragraph" style:name="a6da353">
      <style:paragraph-properties/>
    </style:style>
    <style:style style:family="paragraph" style:name="a5df702">
      <style:paragraph-properties/>
    </style:style>
    <style:style style:family="paragraph" style:name="a45b676">
      <style:paragraph-properties/>
    </style:style>
    <style:style style:family="paragraph" style:name="ac6fcf6">
      <style:paragraph-properties/>
    </style:style>
    <style:style style:family="text" style:name="a147628">
      <style:text-properties fo:font-size="20pt" style:text-line-through-mode="continuous" style:text-line-through-style="solid" style:text-line-through-type="single" style:text-overline-mode="continuous" style:text-position="sub" style:text-underline-mode="continuous"/>
    </style:style>
    <style:style style:family="text" style:name="aa033b5">
      <style:text-properties fo:font-size="20pt" style:text-line-through-mode="continuous" style:text-line-through-style="solid" style:text-line-through-type="single" style:text-overline-mode="continuous" style:text-position="sub" style:text-underline-mode="continuous"/>
    </style:style>
    <style:style style:family="text" style:name="aefeae5">
      <style:text-properties fo:font-size="20pt" style:text-line-through-mode="continuous" style:text-line-through-style="solid" style:text-line-through-type="single" style:text-overline-mode="continuous" style:text-underline-mode="continuous"/>
    </style:style>
    <style:style style:family="text" style:name="a0a3e76">
      <style:text-properties fo:font-size="20pt" style:text-line-through-mode="continuous" style:text-line-through-style="solid" style:text-line-through-type="single" style:text-overline-mode="continuous" style:text-underline-mode="continuous"/>
    </style:style>
    <style:style style:family="text" style:name="a9e83bd">
      <style:text-properties fo:country="GB" fo:font-size="20pt" fo:language="en"/>
    </style:style>
    <style:style style:family="text" style:name="a5bf544">
      <style:text-properties fo:country="GB" fo:font-size="20pt" fo:language="en"/>
    </style:style>
    <style:style style:family="paragraph" style:name="abe00e5" style:parent-style-name="Text_20_body">
      <style:paragraph-properties fo:text-align="justify"/>
      <style:text-properties fo:font-size="20pt" style:font-name="Book Antiqua"/>
    </style:style>
    <style:style style:family="text" style:name="a66cdc2">
      <style:text-properties fo:country="GB" fo:font-size="20pt" fo:language="en"/>
    </style:style>
    <style:style style:family="text" style:name="a45ae09">
      <style:text-properties fo:font-size="20pt"/>
    </style:style>
    <style:style style:family="text" style:name="a6b788e">
      <style:text-properties fo:font-size="20pt"/>
    </style:style>
    <style:style style:family="text" style:name="a1a3a2f">
      <style:text-properties fo:font-size="20pt"/>
    </style:style>
    <style:style style:family="paragraph" style:name="a905457" style:parent-style-name="Text_20_body">
      <style:paragraph-properties fo:text-align="justify"/>
      <style:text-properties fo:font-size="20pt" style:font-name="Book Antiqua"/>
    </style:style>
    <style:style style:family="paragraph" style:name="a959e1c" style:parent-style-name="Text_20_body">
      <style:paragraph-properties fo:break-before="page" fo:text-align="justify"/>
      <style:text-properties fo:font-size="20pt" style:font-name="Book Antiqua"/>
    </style:style>
    <style:style style:family="paragraph" style:name="a783637" style:parent-style-name="Text_20_body">
      <style:paragraph-properties fo:break-before="page" fo:text-align="justify"/>
      <style:text-properties fo:font-size="20pt" style:font-name="Book Antiqua"/>
    </style:style>
    <style:style style:family="paragraph" style:name="a1237d7" style:parent-style-name="Text_20_body">
      <style:paragraph-properties fo:text-align="justify"/>
      <style:text-properties fo:font-size="20pt" style:font-name="Book Antiqua"/>
    </style:style>
    <style:style style:family="paragraph" style:name="a51e88f" style:parent-style-name="Text_20_body">
      <style:paragraph-properties fo:break-before="page" fo:text-align="justify"/>
      <style:text-properties fo:font-size="20pt" style:font-name="Book Antiqua"/>
    </style:style>
    <style:style style:family="paragraph" style:name="a6ff6f3" style:parent-style-name="Text_20_body">
      <style:paragraph-properties fo:break-before="page" fo:text-align="justify"/>
      <style:text-properties fo:font-size="20pt" style:font-name="Book Antiqua"/>
    </style:style>
    <style:style style:family="paragraph" style:name="a9380fb" style:parent-style-name="Text_20_body">
      <style:paragraph-properties fo:text-align="justify"/>
      <style:text-properties fo:font-size="20pt" style:font-name="Book Antiqua"/>
    </style:style>
    <style:style style:family="paragraph" style:name="a9993b7" style:parent-style-name="Text_20_body">
      <style:paragraph-properties fo:break-before="page" fo:text-align="justify"/>
      <style:text-properties fo:font-size="20pt" style:font-name="Book Antiqua"/>
    </style:style>
    <style:style style:family="paragraph" style:name="ad6b9be" style:parent-style-name="Text_20_body">
      <style:paragraph-properties fo:break-before="page" fo:text-align="justify"/>
      <style:text-properties fo:font-size="20pt" style:font-name="Book Antiqua"/>
    </style:style>
    <style:style style:family="paragraph" style:name="a4820e1" style:parent-style-name="Text_20_body">
      <style:paragraph-properties fo:text-align="justify"/>
      <style:text-properties fo:font-size="20pt" style:font-name="Book Antiqua"/>
    </style:style>
    <style:style style:family="paragraph" style:name="a511aa3" style:parent-style-name="Text_20_body">
      <style:paragraph-properties fo:break-before="page" fo:text-align="justify"/>
      <style:text-properties fo:font-size="20pt" style:font-name="Book Antiqua"/>
    </style:style>
    <style:style style:family="text" style:name="a9c0f92">
      <style:text-properties fo:font-size="18pt"/>
    </style:style>
    <style:style style:family="text" style:name="ad73c89">
      <style:text-properties fo:font-size="18pt"/>
    </style:style>
    <style:style style:family="text" style:name="a43a5bf">
      <style:text-properties fo:font-size="18pt"/>
    </style:style>
    <style:style style:family="text" style:name="ab704e1">
      <style:text-properties fo:font-size="18pt"/>
    </style:style>
    <style:style style:family="text" style:name="a5323da">
      <style:text-properties fo:font-size="18pt"/>
    </style:style>
    <style:style style:family="text" style:name="aced4d7">
      <style:text-properties fo:font-size="18pt"/>
    </style:style>
    <style:style style:family="text" style:name="aa7fb9e">
      <style:text-properties fo:font-size="18pt"/>
    </style:style>
    <style:style style:family="text" style:name="a6deacd">
      <style:text-properties fo:font-size="18pt"/>
    </style:style>
    <style:style style:family="text" style:name="a9b052a">
      <style:text-properties fo:font-size="18pt"/>
    </style:style>
    <style:style style:family="text" style:name="ab50142">
      <style:text-properties fo:font-size="18pt"/>
    </style:style>
    <style:style style:family="text" style:name="a26c702">
      <style:text-properties fo:font-size="18pt" style:text-line-through-mode="continuous" style:text-line-through-style="solid" style:text-line-through-type="single" style:text-overline-mode="continuous" style:text-position="sub" style:text-underline-mode="continuous"/>
    </style:style>
    <style:style style:family="text" style:name="ae0f86c">
      <style:text-properties fo:font-size="18pt" style:text-line-through-mode="continuous" style:text-line-through-style="solid" style:text-line-through-type="single" style:text-overline-mode="continuous" style:text-position="sub" style:text-underline-mode="continuous"/>
    </style:style>
    <style:style style:family="text" style:name="a1c2d11">
      <style:text-properties fo:font-size="18pt" style:text-line-through-mode="continuous" style:text-line-through-style="solid" style:text-line-through-type="single" style:text-overline-mode="continuous" style:text-underline-mode="continuous"/>
    </style:style>
    <style:style style:family="text" style:name="a8239a3">
      <style:text-properties fo:font-size="18pt" style:text-line-through-mode="continuous" style:text-line-through-style="solid" style:text-line-through-type="single" style:text-overline-mode="continuous" style:text-underline-mode="continuous"/>
    </style:style>
    <style:style style:family="text" style:name="a4efe87">
      <style:text-properties fo:font-size="18pt"/>
    </style:style>
    <style:style style:family="text" style:name="aca88c8">
      <style:text-properties fo:font-size="18pt"/>
    </style:style>
    <style:style style:family="text" style:name="aa1f2ec">
      <style:text-properties fo:country="GB" fo:font-size="18pt" fo:language="en"/>
    </style:style>
    <style:style style:family="text" style:name="a78951f">
      <style:text-properties fo:country="GB" fo:font-size="18pt" fo:language="en"/>
    </style:style>
    <style:style style:family="text" style:name="adb9b63">
      <style:text-properties fo:country="GB" fo:font-size="18pt" fo:language="en"/>
    </style:style>
    <style:style style:family="text" style:name="a44d63c">
      <style:text-properties fo:country="GB" fo:font-size="18pt" fo:language="en"/>
    </style:style>
    <style:style style:family="text" style:name="a00d0ba">
      <style:text-properties fo:font-size="18pt"/>
    </style:style>
    <style:style style:family="text" style:name="a78022b">
      <style:text-properties fo:font-size="18pt"/>
    </style:style>
    <style:style style:family="text" style:name="a35a2b1">
      <style:text-properties fo:font-size="18pt"/>
    </style:style>
    <style:style style:family="text" style:name="aaeaf1c">
      <style:text-properties fo:font-size="18pt"/>
    </style:style>
    <style:style style:family="text" style:name="a083f63">
      <style:text-properties fo:font-size="18pt"/>
    </style:style>
    <style:style style:family="text" style:name="a982ca2">
      <style:text-properties fo:font-size="18pt"/>
    </style:style>
    <style:style style:family="text" style:name="afa7a71">
      <style:text-properties fo:font-size="18pt"/>
    </style:style>
    <style:style style:family="paragraph" style:name="a2c9fa5" style:parent-style-name="heading3">
      <style:paragraph-properties fo:break-before="page"/>
      <style:text-properties fo:font-size="18pt"/>
    </style:style>
    <style:style style:family="paragraph" style:name="a39e218" style:parent-style-name="heading3">
      <style:paragraph-properties/>
      <style:text-properties fo:font-size="18pt"/>
    </style:style>
    <style:style style:family="paragraph" style:name="aa78ac2" style:parent-style-name="heading3">
      <style:paragraph-properties fo:break-before="page"/>
      <style:text-properties fo:font-size="18pt"/>
    </style:style>
    <style:style style:family="paragraph" style:name="a5e94c1" style:parent-style-name="heading3">
      <style:paragraph-properties/>
      <style:text-properties fo:font-size="18pt"/>
    </style:style>
    <style:style style:family="paragraph" style:name="a92ae70" style:parent-style-name="heading3">
      <style:paragraph-properties fo:break-before="page"/>
      <style:text-properties fo:font-size="18pt"/>
    </style:style>
    <style:style style:family="paragraph" style:name="a706644" style:parent-style-name="heading3">
      <style:paragraph-properties/>
      <style:text-properties fo:font-size="18pt"/>
    </style:style>
    <style:style style:family="paragraph" style:name="a3077dc" style:parent-style-name="heading3">
      <style:paragraph-properties fo:break-before="page"/>
      <style:text-properties fo:font-size="18pt"/>
    </style:style>
    <style:style style:family="paragraph" style:name="a68a1a4" style:parent-style-name="heading3">
      <style:paragraph-properties/>
      <style:text-properties fo:font-size="18pt"/>
    </style:style>
    <style:style style:family="paragraph" style:name="a8af933" style:parent-style-name="heading3">
      <style:paragraph-properties fo:break-before="page"/>
      <style:text-properties fo:font-size="18pt"/>
    </style:style>
    <style:style style:family="paragraph" style:name="a193578" style:parent-style-name="heading3">
      <style:paragraph-properties/>
      <style:text-properties fo:font-size="18pt"/>
    </style:style>
    <style:style style:family="paragraph" style:name="abbf3bd" style:parent-style-name="heading3">
      <style:paragraph-properties fo:break-before="page"/>
      <style:text-properties fo:font-size="18pt"/>
    </style:style>
    <style:style style:family="paragraph" style:name="a654dc9" style:parent-style-name="heading3">
      <style:paragraph-properties/>
      <style:text-properties fo:font-size="18pt"/>
    </style:style>
    <style:style style:family="paragraph" style:name="a7a1266" style:parent-style-name="heading3">
      <style:paragraph-properties fo:break-before="page"/>
      <style:text-properties fo:font-size="18pt"/>
    </style:style>
    <style:style style:family="paragraph" style:name="ab76289" style:parent-style-name="heading3">
      <style:paragraph-properties/>
      <style:text-properties fo:font-size="18pt"/>
    </style:style>
    <style:style style:family="paragraph" style:name="a20ded7" style:parent-style-name="heading3">
      <style:paragraph-properties fo:break-before="page"/>
      <style:text-properties fo:font-size="18pt"/>
    </style:style>
    <style:style style:family="paragraph" style:name="a8f24d0" style:parent-style-name="heading3">
      <style:paragraph-properties/>
      <style:text-properties fo:font-size="18pt"/>
    </style:style>
    <style:style style:family="paragraph" style:name="a6f086c" style:parent-style-name="heading3">
      <style:paragraph-properties fo:break-before="page"/>
      <style:text-properties fo:font-size="18pt"/>
    </style:style>
    <style:style style:family="paragraph" style:name="a01a459" style:parent-style-name="heading3">
      <style:paragraph-properties fo:break-before="page"/>
      <style:text-properties fo:font-size="18pt"/>
    </style:style>
    <style:style style:family="paragraph" style:name="a883599" style:parent-style-name="heading3">
      <style:paragraph-properties fo:break-before="page"/>
      <style:text-properties fo:font-size="18pt"/>
    </style:style>
    <style:style style:family="paragraph" style:name="acda9f6" style:parent-style-name="heading3">
      <style:paragraph-properties fo:break-before="page"/>
      <style:text-properties fo:font-size="18pt"/>
    </style:style>
    <style:style style:family="paragraph" style:name="a0a0d91" style:parent-style-name="heading3">
      <style:paragraph-properties fo:break-before="page"/>
      <style:text-properties fo:font-size="18pt"/>
    </style:style>
    <style:style style:family="paragraph" style:name="a7cdae9" style:parent-style-name="heading3">
      <style:paragraph-properties fo:break-before="page"/>
      <style:text-properties fo:font-size="18pt"/>
    </style:style>
    <style:style style:family="paragraph" style:name="af0b14f" style:parent-style-name="heading3">
      <style:paragraph-properties fo:break-before="page"/>
      <style:text-properties fo:font-size="18pt"/>
    </style:style>
    <style:style style:family="paragraph" style:name="a6b0457" style:parent-style-name="heading3">
      <style:paragraph-properties fo:break-before="page"/>
      <style:text-properties fo:font-size="18pt"/>
    </style:style>
    <style:style style:family="paragraph" style:name="aaab848" style:parent-style-name="heading3">
      <style:paragraph-properties fo:break-before="page"/>
      <style:text-properties fo:font-size="18pt"/>
    </style:style>
    <style:style style:family="paragraph" style:name="a672d4b" style:parent-style-name="heading3">
      <style:paragraph-properties/>
      <style:text-properties fo:font-size="18pt"/>
    </style:style>
    <style:style style:family="paragraph" style:name="ab93657" style:parent-style-name="heading3">
      <style:text-properties fo:font-size="12pt"/>
    </style:style>
    <style:style style:family="paragraph" style:name="a0295cb" style:parent-style-name="Standard">
      <style:paragraph-properties/>
    </style:style>
    <style:style style:family="paragraph" style:name="a000a56" style:parent-style-name="Standard">
      <style:paragraph-properties fo:break-before="page"/>
    </style:style>
    <style:style style:family="paragraph" style:list-style-name="L30001" style:name="aeb1be8" style:parent-style-name="ListParagraph">
      <style:paragraph-properties/>
      <style:text-properties fo:font-size="12pt"/>
    </style:style>
    <style:style style:family="paragraph" style:list-style-name="L30001" style:name="a2cca10" style:parent-style-name="ListParagraph">
      <style:paragraph-properties fo:break-before="page"/>
    </style:style>
    <style:style style:family="paragraph" style:list-style-name="L30001" style:name="a059ac0" style:parent-style-name="ListParagraph">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01">
        <text:list-item>
          <text:list>
            <text:list-item>
              <text:list>
                <text:list-item>
                  <text:list>
                    <text:list-item>
                      <text:list>
                        <text:list-item>
                          <text:list>
                            <text:list-item>
                              <text:list>
                                <text:list-item>
                                  <text:list>
                                    <text:list-item>
                                      <text:list>
                                        <text:list-item>
                                          <text:p text:style-name="aeb1be8">gfdfoiioudf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448035">dfgipodig<text:line-break/><text:line-break/></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e1f921">dfgiodfu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2cca10"/>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059ac0"/>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c9a656">dfgiud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553074">dfigpodfg</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b43134">dfigudf</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af809a">fdiudf</text:p>
                                        </text:list-item>
                                      </text:list>
                                    </text:list-item>
                                  </text:list>
                                </text:list-item>
                              </text:list>
                            </text:list-item>
                          </text:list>
                        </text:list-item>
                      </text:list>
                    </text:list-item>
                  </text:list>
                </text:list-item>
              </text:list>
            </text:list-item>
          </text:list>
        </text:list-item>
      </text:list>
      <text:list text:continue-numbering="true" text:style-name="L30001">
        <text:list-item>
          <text:list>
            <text:list-item>
              <text:list>
                <text:list-item>
                  <text:list>
                    <text:list-item>
                      <text:list>
                        <text:list-item>
                          <text:list>
                            <text:list-item>
                              <text:list>
                                <text:list-item>
                                  <text:list>
                                    <text:list-item>
                                      <text:list>
                                        <text:list-item>
                                          <text:p text:style-name="af29963">dfoigfdg</text:p>
                                        </text:list-item>
                                      </text:list>
                                    </text:list-item>
                                  </text:list>
                                </text:list-item>
                              </text:list>
                            </text:list-item>
                          </text:list>
                        </text:list-item>
                      </text:list>
                    </text:list-item>
                  </text:list>
                </text:list-item>
              </text:list>
            </text:list-item>
          </text:list>
        </text:list-item>
      </text:list>
      <text:list text:continue-numbering="true">
        <text:list-item>
          <text:list>
            <text:list-item>
              <text:list>
                <text:list-item>
                  <text:list>
                    <text:list-item>
                      <text:list>
                        <text:list-item>
                          <text:list>
                            <text:list-item>
                              <text:list>
                                <text:list-item>
                                  <text:list>
                                    <text:list-item>
                                      <text:list>
                                        <text:list-item>
                                          <text:h text:outline-level="3" text:style-name="Standard"/>
                                        </text:list-item>
                                      </text:list>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font-face-decls>
    <style:font-face style:name="Book Antiqua" svg:font-family="'Book Antiqua', serif"/>
    <style:font-face style:name="Calibri" svg:font-family="Calibri,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rial Unicode MS" svg:font-family="'Arial Unicode MS'"/>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US" style:country-complex="US" style:font-size-asian="12pt" style:font-size-complex="12pt" style:language-asian="en" style:language-complex="en" style:use-window-font-color="true"/>
    </style:default-style>
    <style:default-style style:family="paragraph">
      <style:paragraph-properties fo:hyphenation-ladder-count="no-limit" style:line-break="strict" style:punctuation-wrap="hanging" style:tab-stop-distance="0.5in" style:text-autospace="ideograph-alpha" style:writing-mode="page"/>
      <style:text-properties fo:country="US" fo:font-size="12pt" fo:hyphenate="false" fo:hyphenation-push-char-count="2" fo:hyphenation-remain-char-count="2" fo:language="en" style:country-asian="US" style:country-complex="US" style:font-name="Times New Roman" style:font-name-asian="Arial Unicode MS" style:font-name-complex="Tahoma" style:font-size-asian="12pt" style:font-size-complex="12pt" style:language-asian="en" style:language-complex="en"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style:style style:default-outline-level="4" style:display-name="heading 4" style:family="paragraph" style:name="heading4" style:next-style-name="Standard" style:parent-style-name="Standard">
      <style:paragraph-properties/>
      <style:text-properties fo:color="#4F81BD" fo:font-style="italic" fo:font-weight="bold"/>
    </style:style>
    <style:style style:display-name="Table Grid" style:family="table" style:name="TableGrid" style:parent-style-name=""/>
    <style:style style:default-outline-level="3" style:display-name="heading 3" style:family="paragraph" style:name="heading3" style:next-style-name="Standard" style:parent-style-name="Standard">
      <style:paragraph-properties/>
      <style:text-properties fo:color="#4F81BD" fo:font-weight="bol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style:page-layout style:name="pm2">
      <style:page-layout-properties fo:margin-bottom="0.3937in" fo:margin-left="0.7874in" fo:margin-right="0.3937in" fo:margin-top="0.3937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1">
  <office:meta>
    <meta:generator>StarOffice/8$Win32 OpenOffice.org_project/680m18$Build-9161</meta:generator>
    <dc:title>Regression Testing</dc:title>
    <dc:description>To be test</dc:description>
    <dc:subject>Property Regression</dc:subject>
    <meta:creation-date>2008-06-19T15:49:48</meta:creation-date>
    <dc:creator>ssl ssl</dc:creator>
    <dc:date>2018-04-06T23:27:31</dc:date>
    <meta:keyword>Regression</meta:keyword>
    <dc:language>en-US</dc:language>
    <meta:editing-cycles>19</meta:editing-cycles>
    <meta:editing-duration>PT0.090S</meta:editing-duration>
    <meta:auto-reload meta:delay="PT15S"/>
    <meta:user-defined meta:name="Info 1">odt</meta:user-defined>
    <meta:user-defined meta:name="Info 2">version</meta:user-defined>
    <meta:user-defined meta:name="Info 3">2.0 </meta:user-defined>
    <meta:user-defined meta:name="Info 4">R4492</meta:user-defined>
    <meta:document-statistic meta:character-count="3565" meta:image-count="0" meta:object-count="0" meta:page-count="1" meta:paragraph-count="8" meta:table-count="0" meta:word-count="605"/>
  </office:meta>
</office:document-meta>
</file>

<file path=debug/operationUpdates_1.txt>[{"name":"insertHardBreak","start":[8,149],"opl":1,"osn":42},
{"name":"insertHardBreak","start":[8,150],"opl":1,"osn":43}]
</file>

<file path=debug/operationUpdates_2.txt>[{"name":"setAttributes","start":[8,0],"end":[8,148],"attrs":{"character":{"vertAlign":"sub"}},"opl":1,"osn":44}]
</file>

<file path=debug/operationUpdates_3.txt>[{"name":"setAttributes","start":[8,0],"end":[8,149],"attrs":{"character":{"strike":"single"}},"opl":1,"osn":45}]
</file>

<file path=debug/operationUpdates_4.txt>[{"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46,"styleName":"Table Grid","uiPriority":59},
{"name":"insertTable","start":[6],"attrs":{"styleId":"TableGrid","table":{"exclude":["lastRow","lastCol","bandsVert"],"tableGrid":[1000,1000,1000],"width":"auto"}},"opl":1,"osn":47},
{"name":"insertRows","start":[6,0],"count":3,"insertDefaultCells":true,"opl":1,"osn":48},
{"name":"insertParagraph","start":[6,1,0,0],"opl":1,"osn":49},
{"name":"splitTable","start":[6,1],"opl":1,"osn":50},
{"name":"setAttributes","start":[7,0,0,0],"attrs":{"paragraph":{"pageBreakBefore":true}},"opl":1,"osn":51},
{"name":"insertParagraph","start":[7],"attrs":{},"opl":1,"osn":52}]
</file>

<file path=debug/operationUpdates_5.txt>[{"name":"splitParagraph","start":[11,256],"opl":1,"osn":61},
{"name":"setAttributes","start":[12],"attrs":{"paragraph":{"pageBreakBefore":true}},"opl":1,"osn":62}]
</file>

<file path=debug/operationUpdates_6.txt>[{"name":"insertListStyle","listDefinition":{"listLevel0":{"indentFirstLine":-635,"indentLeft":1270,"levelText":"%1.","listStartValue":1,"numberFormat":"upperRoman","textAlign":"left"},"listLevel1":{"indentFirstLine":-635,"indentLeft":2540,"levelText":"%2.","listStartValue":1,"numberFormat":"upperRoman","textAlign":"left"},"listLevel2":{"indentFirstLine":-635,"indentLeft":3810,"levelText":"%3.","listStartValue":1,"numberFormat":"upperRoman","textAlign":"left"},"listLevel3":{"indentFirstLine":-635,"indentLeft":5080,"levelText":"%4.","listStartValue":1,"numberFormat":"upperRoman","textAlign":"left"},"listLevel4":{"indentFirstLine":-635,"indentLeft":6350,"levelText":"%5.","listStartValue":1,"numberFormat":"upperRoman","textAlign":"left"},"listLevel5":{"indentFirstLine":-635,"indentLeft":7620,"levelText":"%6.","listStartValue":1,"numberFormat":"upperRoman","textAlign":"left"},"listLevel6":{"indentFirstLine":-635,"indentLeft":8890,"levelText":"%7.","listStartValue":1,"numberFormat":"upperRoman","textAlign":"left"},"listLevel7":{"indentFirstLine":-635,"indentLeft":10160,"levelText":"%8.","listStartValue":1,"numberFormat":"upperRoman","textAlign":"left"},"listLevel8":{"indentFirstLine":-635,"indentLeft":11430,"levelText":"%9.","listStartValue":1,"numberFormat":"upperRoman","textAlign":"left"}},"listStyleId":"L30041","opl":1,"osn":62},
{"name":"insertStyleSheet","type":"paragraph","styleId":"ListParagraph","attrs":{"paragraph":{"contextualSpacing":true,"indentLeft":1270,"nextStyleId":"ListParagraph"}},"opl":1,"osn":63,"parent":"Standard","styleName":"List Paragraph","uiPriority":34},
{"name":"setAttributes","start":[13],"attrs":{"styleId":"ListParagraph","paragraph":{"listLevel":0,"listStyleId":"L30041"}},"opl":1,"osn":64},
{"name":"setAttributes","start":[13],"attrs":{"paragraph":{"listLevel":1}},"opl":1,"osn":65},
{"name":"setAttributes","start":[13],"attrs":{"paragraph":{"listLevel":2}},"opl":1,"osn":66},
{"name":"setAttributes","start":[13],"attrs":{"paragraph":{"listLevel":3}},"opl":1,"osn":67},
{"name":"setAttributes","start":[13],"attrs":{"paragraph":{"listLevel":4}},"opl":1,"osn":68},
{"name":"setAttributes","start":[13],"attrs":{"paragraph":{"listLevel":5}},"opl":1,"osn":69},
{"name":"setAttributes","start":[13],"attrs":{"paragraph":{"listLevel":6}},"opl":1,"osn":70},
{"name":"setAttributes","start":[13],"attrs":{"paragraph":{"listLevel":7}},"opl":1,"osn":71},
{"name":"setAttributes","start":[13],"attrs":{"paragraph":{"listLevel":8}},"opl":1,"osn":72}]
</file>

<file path=debug/operationUpdates_7.txt>[{"name":"insertText","start":[0,0],"opl":7,"osn":64,"text":"sdfzzisfzi"},
{"name":"delete","start":[13,0],"end":[13,3006],"opl":1,"osn":71},
{"name":"delete","start":[12],"opl":1,"osn":72},
{"name":"delete","start":[11],"opl":1,"osn":73},
{"name":"delete","start":[10],"opl":1,"osn":74},
{"name":"delete","start":[9],"opl":1,"osn":75},
{"name":"delete","start":[8],"opl":1,"osn":76},
{"name":"delete","start":[7],"opl":1,"osn":77},
{"name":"delete","start":[6],"opl":1,"osn":78},
{"name":"delete","start":[5],"opl":1,"osn":79},
{"name":"delete","start":[4],"opl":1,"osn":80},
{"name":"delete","start":[3],"opl":1,"osn":81},
{"name":"delete","start":[2],"opl":1,"osn":82},
{"name":"delete","start":[1],"opl":1,"osn":83},
{"name":"delete","start":[0],"opl":1,"osn":84},
{"name":"setAttributes","start":[0],"attrs":{"character":{"fontSize":13}},"opl":1,"osn":85},
{"name":"setAttributes","start":[0],"end":[0],"attrs":{"character":{"fontSize":11}},"opl":1,"osn":86},
{"name":"insertParagraph","start":[0],"attrs":{"styleId":"Text_20_body","character":{"bold":true,"fontName":"Book Antiqua","fontSize":11},"paragraph":{"alignment":"center"}},"opl":1,"osn":87},
{"name":"insertText","start":[0,0],"opl":1,"osn":88,"text":"sdfzzisfzi"},
{"name":"setAttributes","start":[0,0],"end":[0,9],"attrs":{"character":{}},"opl":1,"osn":89},
{"name":"insertParagraph","start":[1],"attrs":{"styleId":"Text_20_body","character":{"bold":true,"fontName":"Book Antiqua","fontSize":11},"paragraph":{"alignment":"center"}},"opl":1,"osn":90},
{"name":"insertParagraph","start":[2],"attrs":{"styleId":"Text_20_body","character":{"bold":true,"fontName":"Book Antiqua","fontSize":11},"paragraph":{"alignment":"left"}},"opl":1,"osn":91},
{"name":"insertText","start":[2,0],"opl":1,"osn":92,"text":"Title : Regression Testing"},
{"name":"insertTab","start":[2,26],"opl":1,"osn":93},
{"name":"insertTab","start":[2,27],"opl":1,"osn":94},
{"name":"insertText","start":[2,28],"opl":1,"osn":95,"text":"User defined : odt, version, \u00A02.0, R4492"},
{"name":"insertParagraph","start":[3],"attrs":{"styleId":"Text_20_body","character":{"bold":true,"fontName":"Book Antiqua","fontSize":11},"paragraph":{"alignment":"left"}},"opl":1,"osn":96},
{"name":"insertText","start":[3,0],"opl":1,"osn":97,"text":"Subject : Property Regression"},
{"name":"insertParagraph","start":[4],"attrs":{"styleId":"Text_20_body","character":{"bold":true,"fontName":"Book Antiqua","fontSize":11},"paragraph":{"alignment":"left"}},"opl":1,"osn":98},
{"name":"insertText","start":[4,0],"opl":1,"osn":99,"text":"Keyword : Regression"},
{"name":"insertParagraph","start":[5],"attrs":{"styleId":"Text_20_body","character":{"bold":true,"fontName":"Book Antiqua","fontSize":11},"paragraph":{"alignment":"left"}},"opl":1,"osn":100},
{"name":"insertText","start":[5,0],"opl":1,"osn":101,"text":"comments : To be test"},
{"name":"insertTable","start":[6],"attrs":{"styleId":"TableGrid","table":{"tableGrid":[1000,1000,1000]}},"opl":1,"osn":102},
{"name":"insertRows","start":[6,0],"opl":1,"osn":103},
{"name":"insertCells","start":[6,0,0],"attrs":{"cell":{"borderBottom":{"color":{"type":"rgb","value":"000000"},"style":"single","width":2},"borderLeft":{"color":{"type":"rgb","value":"000000"},"style":"single","width":2},"borderRight":{"color":{"type":"rgb","value":"000000"},"style":"single","width":2},"borderTop":{"color":{"type":"rgb","value":"000000"},"style":"single","width":2}}},"count":1,"opl":1,"osn":104},
{"name":"insertCells","start":[6,0,1],"attrs":{"cell":{"borderBottom":{"color":{"type":"rgb","value":"000000"},"style":"single","width":2},"borderLeft":{"color":{"type":"rgb","value":"000000"},"style":"single","width":2},"borderRight":{"color":{"type":"rgb","value":"000000"},"style":"single","width":2},"borderTop":{"color":{"type":"rgb","value":"000000"},"style":"single","width":2}}},"count":1,"opl":1,"osn":105},
{"name":"insertCells","start":[6,0,2],"attrs":{"cell":{"borderBottom":{"color":{"type":"rgb","value":"000000"},"style":"single","width":2},"borderLeft":{"color":{"type":"rgb","value":"000000"},"style":"single","width":2},"borderRight":{"color":{"type":"rgb","value":"000000"},"style":"single","width":2},"borderTop":{"color":{"type":"rgb","value":"000000"},"style":"single","width":2}}},"count":1,"opl":1,"osn":106},
{"name":"insertRows","start":[6,1],"opl":1,"osn":107},
{"name":"insertCells","start":[6,1,0],"attrs":{"cell":{"borderBottom":{"color":{"type":"rgb","value":"000000"},"style":"single","width":2},"borderLeft":{"color":{"type":"rgb","value":"000000"},"style":"single","width":2},"borderRight":{"color":{"type":"rgb","value":"000000"},"style":"single","width":2},"borderTop":{"color":{"type":"rgb","value":"000000"},"style":"single","width":2}}},"count":1,"opl":1,"osn":108},
{"name":"insertParagraph","start":[6,1,0,0],"opl":1,"osn":109},
{"name":"insertCells","start":[6,1,1],"attrs":{"cell":{"borderBottom":{"color":{"type":"rgb","value":"000000"},"style":"single","width":2},"borderLeft":{"color":{"type":"rgb","value":"000000"},"style":"single","width":2},"borderRight":{"color":{"type":"rgb","value":"000000"},"style":"single","width":2},"borderTop":{"color":{"type":"rgb","value":"000000"},"style":"single","width":2}}},"count":1,"opl":1,"osn":110},
{"name":"insertCells","start":[6,1,2],"attrs":{"cell":{"borderBottom":{"color":{"type":"rgb","value":"000000"},"style":"single","width":2},"borderLeft":{"color":{"type":"rgb","value":"000000"},"style":"single","width":2},"borderRight":{"color":{"type":"rgb","value":"000000"},"style":"single","width":2},"borderTop":{"color":{"type":"rgb","value":"000000"},"style":"single","width":2}}},"count":1,"opl":1,"osn":111},
{"name":"insertRows","start":[6,2],"opl":1,"osn":112},
{"name":"insertCells","start":[6,2,0],"attrs":{"cell":{"borderBottom":{"color":{"type":"rgb","value":"000000"},"style":"single","width":2},"borderLeft":{"color":{"type":"rgb","value":"000000"},"style":"single","width":2},"borderRight":{"color":{"type":"rgb","value":"000000"},"style":"single","width":2},"borderTop":{"color":{"type":"rgb","value":"000000"},"style":"single","width":2}}},"count":1,"opl":1,"osn":113},
{"name":"insertCells","start":[6,2,1],"attrs":{"cell":{"borderBottom":{"color":{"type":"rgb","value":"000000"},"style":"single","width":2},"borderLeft":{"color":{"type":"rgb","value":"000000"},"style":"single","width":2},"borderRight":{"color":{"type":"rgb","value":"000000"},"style":"single","width":2},"borderTop":{"color":{"type":"rgb","value":"000000"},"style":"single","width":2}}},"count":1,"opl":1,"osn":114},
{"name":"insertCells","start":[6,2,2],"attrs":{"cell":{"borderBottom":{"color":{"type":"rgb","value":"000000"},"style":"single","width":2},"borderLeft":{"color":{"type":"rgb","value":"000000"},"style":"single","width":2},"borderRight":{"color":{"type":"rgb","value":"000000"},"style":"single","width":2},"borderTop":{"color":{"type":"rgb","value":"000000"},"style":"single","width":2}}},"count":1,"opl":1,"osn":115},
{"name":"insertParagraph","start":[7],"opl":1,"osn":116},
{"name":"insertParagraph","start":[8],"attrs":{"styleId":"Text_20_body","character":{"bold":true,"fontName":"Book Antiqua","fontSize":11},"paragraph":{"alignment":"left"}},"opl":1,"osn":117},
{"name":"insertParagraph","start":[9],"attrs":{"styleId":"Text_20_body","character":{"bold":true,"fontName":"Book Antiqua","fontSize":11},"paragraph":{"alignment":"center"}},"opl":1,"osn":118},
{"name":"insertText","start":[9,0],"opl":1,"osn":119,"text":"FILE PROPERTIES"},
{"name":"insertParagraph","start":[10],"attrs":{"styleId":"Text_20_body","character":{"fontName":"Book Antiqua","fontSize":11},"paragraph":{"alignment":"justify"}},"opl":1,"osn":120},
{"name":"insertText","start":[10,0],"opl":1,"osn":121,"text":"Please note that your Dependants (Spouse, Children and Dependant Parents) can be covered unto the coverage specified for you (also mentioned below).\u00A0"},
{"name":"insertHardBreak","start":[10,149],"type":"textWrapping","opl":1,"osn":122},
{"name":"insertHardBreak","start":[10,150],"type":"textWrapping","opl":1,"osn":123},
{"name":"setAttributes","start":[10,0],"end":[10,148],"attrs":{"character":{"strike":"single","vertAlign":"sub"}},"opl":1,"osn":124},
{"name":"setAttributes","start":[10,149],"attrs":{"character":{"strike":"single"}},"opl":1,"osn":125},
{"name":"insertParagraph","start":[11],"attrs":{"styleId":"Text_20_body","character":{"fontName":"Book Antiqua","fontSize":11},"paragraph":{"alignment":"justify"}},"opl":1,"osn":126},
{"name":"insertText","start":[11,0],"opl":1,"osn":127,"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128},
{"name":"insertParagraph","start":[12],"attrs":{"styleId":"Text_20_body","character":{"fontName":"Book Antiqua","fontSize":11},"paragraph":{"alignment":"justify","pageBreakBefore":true}},"opl":1,"osn":129},
{"name":"insertText","start":[13,0],"attrs":{"styleId":null,"changes":{"inserted":null,"modified":null,"removed":null},"character":{"bold":null,"color":null,"fillColor":null,"fontName":null,"fontSize":null,"italic":null,"language":null,"strike":null,"underline":null,"url":null,"vertAlign":null}},"opl":1,"osn":130,"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plitParagraph","start":[10,149],"opl":1,"osn":131},
{"name":"setAttributes","start":[11],"attrs":{"paragraph":{"pageBreakBefore":true}},"opl":1,"osn":132},
{"name":"splitParagraph","start":[11,0],"opl":1,"osn":133},
{"name":"setAttributes","start":[12],"attrs":{"paragraph":{"pageBreakBefore":true}},"opl":1,"osn":134},
{"name":"setAttributes","start":[12],"end":[12],"attrs":{"paragraph":{"pageBreakBefore":false}},"opl":1,"osn":138},
{"name":"mergeParagraph","start":[11],"opl":1,"osn":139},
{"name":"delete","start":[14,0],"end":[14,3006],"opl":1,"osn":140},
{"name":"delete","start":[13],"opl":1,"osn":141},
{"name":"delete","start":[12],"opl":1,"osn":142},
{"name":"delete","start":[11],"opl":1,"osn":143},
{"name":"delete","start":[10],"opl":1,"osn":144},
{"name":"delete","start":[9],"opl":1,"osn":145},
{"name":"delete","start":[8],"opl":1,"osn":146},
{"name":"delete","start":[7],"opl":1,"osn":147},
{"name":"delete","start":[6],"opl":1,"osn":148},
{"name":"delete","start":[5],"opl":1,"osn":149},
{"name":"delete","start":[4],"opl":1,"osn":150},
{"name":"delete","start":[3],"opl":1,"osn":151},
{"name":"delete","start":[2],"opl":1,"osn":152},
{"name":"delete","start":[1],"opl":1,"osn":153},
{"name":"delete","start":[0],"opl":1,"osn":154},
{"name":"setAttributes","start":[0],"attrs":{"paragraph":{"listLevel":7}},"opl":1,"osn":155},
{"name":"setAttributes","start":[0],"attrs":{"paragraph":{"listLevel":6}},"opl":1,"osn":156},
{"name":"setAttributes","start":[0],"attrs":{"paragraph":{"listLevel":5}},"opl":1,"osn":157},
{"name":"setAttributes","start":[0],"attrs":{"paragraph":{"listLevel":4}},"opl":1,"osn":158},
{"name":"setAttributes","start":[0],"attrs":{"paragraph":{"listLevel":3}},"opl":1,"osn":159},
{"name":"setAttributes","start":[0],"attrs":{"paragraph":{"listLevel":2}},"opl":1,"osn":160},
{"name":"setAttributes","start":[0],"attrs":{"paragraph":{"listLevel":1}},"opl":1,"osn":161},
{"name":"setAttributes","start":[0],"attrs":{"paragraph":{"listLevel":0}},"opl":1,"osn":162},
{"name":"setAttributes","start":[0],"attrs":{"paragraph":{"listLevel":-1}},"opl":1,"osn":163},
{"name":"setAttributes","start":[0],"attrs":{"paragraph":{"listStyleId":null}},"opl":1,"osn":164},
{"name":"setAttributes","start":[0],"end":[0],"attrs":{"paragraph":{"listStyleId":"L30041"}},"opl":1,"osn":165},
{"name":"setAttributes","start":[0],"end":[0],"attrs":{"paragraph":{"listLevel":0}},"opl":1,"osn":166},
{"name":"setAttributes","start":[0],"end":[0],"attrs":{"paragraph":{"listLevel":1}},"opl":1,"osn":167},
{"name":"setAttributes","start":[0],"end":[0],"attrs":{"paragraph":{"listLevel":2}},"opl":1,"osn":168},
{"name":"setAttributes","start":[0],"end":[0],"attrs":{"paragraph":{"listLevel":3}},"opl":1,"osn":169},
{"name":"setAttributes","start":[0],"end":[0],"attrs":{"paragraph":{"listLevel":4}},"opl":1,"osn":170},
{"name":"setAttributes","start":[0],"end":[0],"attrs":{"paragraph":{"listLevel":5}},"opl":1,"osn":171},
{"name":"setAttributes","start":[0],"end":[0],"attrs":{"paragraph":{"listLevel":6}},"opl":1,"osn":172},
{"name":"setAttributes","start":[0],"end":[0],"attrs":{"paragraph":{"listLevel":7}},"opl":1,"osn":173},
{"name":"setAttributes","start":[0],"end":[0],"attrs":{"paragraph":{"listLevel":8}},"opl":1,"osn":174},
{"name":"insertParagraph","start":[0],"attrs":{"styleId":"Text_20_body","character":{"bold":true,"fontName":"Book Antiqua","fontSize":11},"paragraph":{"alignment":"center"}},"opl":1,"osn":175},
{"name":"insertText","start":[0,0],"opl":1,"osn":176,"text":"sdfzzisfzi"},
{"name":"setAttributes","start":[0,0],"end":[0,9],"attrs":{"character":{}},"opl":1,"osn":177},
{"name":"insertParagraph","start":[1],"attrs":{"styleId":"Text_20_body","character":{"bold":true,"fontName":"Book Antiqua","fontSize":11},"paragraph":{"alignment":"center"}},"opl":1,"osn":178},
{"name":"insertParagraph","start":[2],"attrs":{"styleId":"Text_20_body","character":{"bold":true,"fontName":"Book Antiqua","fontSize":11},"paragraph":{"alignment":"left"}},"opl":1,"osn":179},
{"name":"insertText","start":[2,0],"opl":1,"osn":180,"text":"Title : Regression Testing"},
{"name":"insertTab","start":[2,26],"opl":1,"osn":181},
{"name":"insertTab","start":[2,27],"opl":1,"osn":182},
{"name":"insertText","start":[2,28],"opl":1,"osn":183,"text":"User defined : odt, version, \u00A02.0, R4492"},
{"name":"setAttributes","start":[2,43],"end":[2,45],"attrs":{"character":{}},"opl":1,"osn":184},
{"name":"setAttributes","start":[2,63],"end":[2,67],"attrs":{"character":{}},"opl":1,"osn":185},
{"name":"insertParagraph","start":[3],"attrs":{"styleId":"Text_20_body","character":{"bold":true,"fontName":"Book Antiqua","fontSize":11},"paragraph":{"alignment":"left"}},"opl":1,"osn":186},
{"name":"insertText","start":[3,0],"opl":1,"osn":187,"text":"Subject : Property Regression"},
{"name":"insertParagraph","start":[4],"attrs":{"styleId":"Text_20_body","character":{"bold":true,"fontName":"Book Antiqua","fontSize":11},"paragraph":{"alignment":"left"}},"opl":1,"osn":188},
{"name":"insertText","start":[4,0],"opl":1,"osn":189,"text":"Keyword : Regression"},
{"name":"insertParagraph","start":[5],"attrs":{"styleId":"Text_20_body","character":{"bold":true,"fontName":"Book Antiqua","fontSize":11},"paragraph":{"alignment":"left"}},"opl":1,"osn":190},
{"name":"insertText","start":[5,0],"opl":1,"osn":191,"text":"comments : To be test"},
{"name":"insertTable","start":[6],"attrs":{"styleId":"TableGrid","table":{"tableGrid":[1000,1000,1000]}},"opl":1,"osn":192},
{"name":"insertRows","start":[6,0],"opl":1,"osn":193},
{"name":"insertCells","start":[6,0,0],"attrs":{"cell":{"borderBottom":{"color":{"type":"rgb","value":"000000"},"style":"single","width":2},"borderLeft":{"color":{"type":"rgb","value":"000000"},"style":"single","width":2},"borderRight":{"color":{"type":"rgb","value":"000000"},"style":"single","width":2},"borderTop":{"color":{"type":"rgb","value":"000000"},"style":"single","width":2}}},"count":1,"opl":1,"osn":194},
{"name":"insertCells","start":[6,0,1],"attrs":{"cell":{"borderBottom":{"color":{"type":"rgb","value":"000000"},"style":"single","width":2},"borderLeft":{"color":{"type":"rgb","value":"000000"},"style":"single","width":2},"borderRight":{"color":{"type":"rgb","value":"000000"},"style":"single","width":2},"borderTop":{"color":{"type":"rgb","value":"000000"},"style":"single","width":2}}},"count":1,"opl":1,"osn":195},
{"name":"insertCells","start":[6,0,2],"attrs":{"cell":{"borderBottom":{"color":{"type":"rgb","value":"000000"},"style":"single","width":2},"borderLeft":{"color":{"type":"rgb","value":"000000"},"style":"single","width":2},"borderRight":{"color":{"type":"rgb","value":"000000"},"style":"single","width":2},"borderTop":{"color":{"type":"rgb","value":"000000"},"style":"single","width":2}}},"count":1,"opl":1,"osn":196},
{"name":"insertRows","start":[6,1],"opl":1,"osn":197},
{"name":"insertCells","start":[6,1,0],"attrs":{"cell":{"borderBottom":{"color":{"type":"rgb","value":"000000"},"style":"single","width":2},"borderLeft":{"color":{"type":"rgb","value":"000000"},"style":"single","width":2},"borderRight":{"color":{"type":"rgb","value":"000000"},"style":"single","width":2},"borderTop":{"color":{"type":"rgb","value":"000000"},"style":"single","width":2}}},"count":1,"opl":1,"osn":198},
{"name":"insertParagraph","start":[6,1,0,0],"opl":1,"osn":199},
{"name":"insertCells","start":[6,1,1],"attrs":{"cell":{"borderBottom":{"color":{"type":"rgb","value":"000000"},"style":"single","width":2},"borderLeft":{"color":{"type":"rgb","value":"000000"},"style":"single","width":2},"borderRight":{"color":{"type":"rgb","value":"000000"},"style":"single","width":2},"borderTop":{"color":{"type":"rgb","value":"000000"},"style":"single","width":2}}},"count":1,"opl":1,"osn":200},
{"name":"insertCells","start":[6,1,2],"attrs":{"cell":{"borderBottom":{"color":{"type":"rgb","value":"000000"},"style":"single","width":2},"borderLeft":{"color":{"type":"rgb","value":"000000"},"style":"single","width":2},"borderRight":{"color":{"type":"rgb","value":"000000"},"style":"single","width":2},"borderTop":{"color":{"type":"rgb","value":"000000"},"style":"single","width":2}}},"count":1,"opl":1,"osn":201},
{"name":"insertRows","start":[6,2],"opl":1,"osn":202},
{"name":"insertCells","start":[6,2,0],"attrs":{"cell":{"borderBottom":{"color":{"type":"rgb","value":"000000"},"style":"single","width":2},"borderLeft":{"color":{"type":"rgb","value":"000000"},"style":"single","width":2},"borderRight":{"color":{"type":"rgb","value":"000000"},"style":"single","width":2},"borderTop":{"color":{"type":"rgb","value":"000000"},"style":"single","width":2}}},"count":1,"opl":1,"osn":203},
{"name":"insertCells","start":[6,2,1],"attrs":{"cell":{"borderBottom":{"color":{"type":"rgb","value":"000000"},"style":"single","width":2},"borderLeft":{"color":{"type":"rgb","value":"000000"},"style":"single","width":2},"borderRight":{"color":{"type":"rgb","value":"000000"},"style":"single","width":2},"borderTop":{"color":{"type":"rgb","value":"000000"},"style":"single","width":2}}},"count":1,"opl":1,"osn":204},
{"name":"insertCells","start":[6,2,2],"attrs":{"cell":{"borderBottom":{"color":{"type":"rgb","value":"000000"},"style":"single","width":2},"borderLeft":{"color":{"type":"rgb","value":"000000"},"style":"single","width":2},"borderRight":{"color":{"type":"rgb","value":"000000"},"style":"single","width":2},"borderTop":{"color":{"type":"rgb","value":"000000"},"style":"single","width":2}}},"count":1,"opl":1,"osn":205},
{"name":"insertParagraph","start":[7],"opl":1,"osn":206},
{"name":"insertParagraph","start":[8],"attrs":{"styleId":"Text_20_body","character":{"bold":true,"fontName":"Book Antiqua","fontSize":11},"paragraph":{"alignment":"left"}},"opl":1,"osn":207},
{"name":"insertParagraph","start":[9],"attrs":{"styleId":"Text_20_body","character":{"bold":true,"fontName":"Book Antiqua","fontSize":11},"paragraph":{"alignment":"center"}},"opl":1,"osn":208},
{"name":"insertText","start":[9,0],"opl":1,"osn":209,"text":"FILE PROPERTIES"},
{"name":"insertParagraph","start":[10],"attrs":{"styleId":"Text_20_body","character":{"fontName":"Book Antiqua","fontSize":11},"paragraph":{"alignment":"justify"}},"opl":1,"osn":210},
{"name":"insertText","start":[10,0],"opl":1,"osn":211,"text":"Please note that your Dependants (Spouse, Children and Dependant Parents) can be covered unto the coverage specified for you (also mentioned below).\u00A0"},
{"name":"setAttributes","start":[10,0],"end":[10,148],"attrs":{"character":{"strike":"single","vertAlign":"sub"}},"opl":1,"osn":212},
{"name":"insertParagraph","start":[11],"attrs":{"styleId":"Text_20_body","character":{"fontName":"Book Antiqua","fontSize":11},"paragraph":{"alignment":"justify","pageBreakBefore":true}},"opl":1,"osn":213},
{"name":"insertHardBreak","start":[11,0],"type":"textWrapping","opl":1,"osn":214},
{"name":"insertHardBreak","start":[11,1],"type":"textWrapping","opl":1,"osn":215},
{"name":"setAttributes","start":[11,0],"attrs":{"character":{"strike":"single"}},"opl":1,"osn":216},
{"name":"insertParagraph","start":[12],"attrs":{"styleId":"Text_20_body","character":{"fontName":"Book Antiqua","fontSize":11},"paragraph":{"alignment":"justify"}},"opl":1,"osn":217},
{"name":"insertText","start":[12,0],"opl":1,"osn":218,"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2,0],"end":[12,107],"attrs":{"character":{"language":"en-GB"}},"opl":1,"osn":219},
{"name":"setAttributes","start":[12,245],"attrs":{"character":{}},"opl":1,"osn":220},
{"name":"insertParagraph","start":[13],"attrs":{"styleId":"Text_20_body","character":{"fontName":"Book Antiqua","fontSize":11},"paragraph":{"alignment":"justify","pageBreakBefore":true}},"opl":1,"osn":221},
{"name":"insertText","start":[14,0],"attrs":{"styleId":null,"changes":{"inserted":null,"modified":null,"removed":null},"character":{"bold":null,"color":null,"fillColor":null,"fontName":null,"fontSize":null,"italic":null,"language":null,"strike":null,"underline":null,"url":null,"vertAlign":null}},"opl":1,"osn":222,"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setAttributes","start":[11],"end":[11],"attrs":{"paragraph":{"pageBreakBefore":null}},"opl":1,"osn":223},
{"name":"mergeParagraph","start":[10],"opl":1,"osn":224},
{"name":"insertParagraph","start":[6,0,0,0],"opl":1,"osn":225},
{"name":"insertStyleSheet","type":"paragraph","styleId":"heading4","attrs":{"character":{"bold":true,"color":{"type":"scheme","fallbackValue":"4F81BD","value":"accent1"},"italic":true},"paragraph":{"nextStyleId":"Standard","outlineLevel":3}},"opl":1,"osn":226,"parent":"Standard","styleName":"heading 4","uiPriority":9},
{"name":"setAttributes","start":[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7},
{"name":"setAttributes","start":[1],"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8},
{"name":"setAttributes","start":[2],"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29},
{"name":"setAttributes","start":[3],"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0},
{"name":"setAttributes","start":[4],"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1},
{"name":"setAttributes","start":[5],"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2},
{"name":"setAttributes","start":[6,0,0,0],"attrs":{"styleId":"heading4","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233},
{"name":"setAttributes","start":[0,0],"end":[0,9],"attrs":{"character":{"fontSize":13}},"opl":1,"osn":236},
{"name":"setAttributes","start":[2,0],"end":[2,67],"attrs":{"character":{"fontSize":13}},"opl":1,"osn":237},
{"name":"setAttributes","start":[3,0],"end":[3,28],"attrs":{"character":{"fontSize":13}},"opl":1,"osn":238},
{"name":"setAttributes","start":[4,0],"end":[4,19],"attrs":{"character":{"fontSize":13}},"opl":1,"osn":239},
{"name":"setAttributes","start":[5,0],"end":[5,20],"attrs":{"character":{"fontSize":13}},"opl":1,"osn":240},
{"name":"setAttributes","start":[9,0],"end":[9,14],"attrs":{"character":{"fontSize":13}},"opl":1,"osn":241},
{"name":"setAttributes","start":[10,0],"end":[10,150],"attrs":{"character":{"fontSize":13}},"opl":1,"osn":242},
{"name":"setAttributes","start":[11,0],"end":[11,255],"attrs":{"character":{"fontSize":13}},"opl":1,"osn":243},
{"name":"setAttributes","start":[13,0],"end":[13,3006],"attrs":{"character":{"fontSize":13}},"opl":1,"osn":244},
{"name":"setAttributes","start":[13,0],"end":[13,3006],"attrs":{"character":{"fontSize":null}},"opl":1,"osn":245},
{"name":"setAttributes","start":[11,0],"end":[11,255],"attrs":{"character":{"fontSize":null}},"opl":1,"osn":246},
{"name":"setAttributes","start":[10,0],"end":[10,150],"attrs":{"character":{"fontSize":null}},"opl":1,"osn":247},
{"name":"setAttributes","start":[9,0],"end":[9,14],"attrs":{"character":{"fontSize":null}},"opl":1,"osn":248},
{"name":"setAttributes","start":[5,0],"end":[5,20],"attrs":{"character":{"fontSize":null}},"opl":1,"osn":249},
{"name":"setAttributes","start":[4,0],"end":[4,19],"attrs":{"character":{"fontSize":null}},"opl":1,"osn":250},
{"name":"setAttributes","start":[3,0],"end":[3,28],"attrs":{"character":{"fontSize":null}},"opl":1,"osn":251},
{"name":"setAttributes","start":[2,0],"end":[2,67],"attrs":{"character":{"fontSize":null}},"opl":1,"osn":252},
{"name":"setAttributes","start":[0,0],"end":[0,9],"attrs":{"character":{"fontSize":null}},"opl":1,"osn":253},
{"name":"delete","start":[13,0],"end":[13,3006],"opl":1,"osn":256},
{"name":"delete","start":[12],"opl":1,"osn":257},
{"name":"delete","start":[11],"opl":1,"osn":258},
{"name":"delete","start":[10],"opl":1,"osn":259},
{"name":"delete","start":[9],"opl":1,"osn":260},
{"name":"delete","start":[8],"opl":1,"osn":261},
{"name":"delete","start":[7],"opl":1,"osn":262},
{"name":"delete","start":[6],"opl":1,"osn":263},
{"name":"delete","start":[5],"opl":1,"osn":264},
{"name":"delete","start":[4],"opl":1,"osn":265},
{"name":"delete","start":[3],"opl":1,"osn":266},
{"name":"delete","start":[2],"opl":1,"osn":267},
{"name":"delete","start":[1],"opl":1,"osn":268},
{"name":"delete","start":[0],"opl":1,"osn":269},
{"name":"insertParagraph","start":[0],"attrs":{"styleId":"heading4"},"opl":1,"osn":270},
{"name":"insertText","start":[0,0],"opl":1,"osn":271,"text":"sdfzzisfzi"},
{"name":"setAttributes","start":[0,0],"end":[0,9],"attrs":{"character":{}},"opl":1,"osn":272},
{"name":"insertParagraph","start":[1],"attrs":{"styleId":"heading4"},"opl":1,"osn":273},
{"name":"insertParagraph","start":[2],"attrs":{"styleId":"heading4"},"opl":1,"osn":274},
{"name":"insertText","start":[2,0],"opl":1,"osn":275,"text":"Title : Regression Testing"},
{"name":"insertTab","start":[2,26],"opl":1,"osn":276},
{"name":"insertTab","start":[2,27],"opl":1,"osn":277},
{"name":"insertText","start":[2,28],"opl":1,"osn":278,"text":"User defined : odt, version, \u00A02.0, R4492"},
{"name":"setAttributes","start":[2,43],"end":[2,45],"attrs":{"character":{}},"opl":1,"osn":279},
{"name":"setAttributes","start":[2,63],"end":[2,67],"attrs":{"character":{}},"opl":1,"osn":280},
{"name":"insertParagraph","start":[3],"attrs":{"styleId":"heading4"},"opl":1,"osn":281},
{"name":"insertText","start":[3,0],"opl":1,"osn":282,"text":"Subject : Property Regression"},
{"name":"insertParagraph","start":[4],"attrs":{"styleId":"heading4"},"opl":1,"osn":283},
{"name":"insertText","start":[4,0],"opl":1,"osn":284,"text":"Keyword : Regression"},
{"name":"insertParagraph","start":[5],"attrs":{"styleId":"heading4"},"opl":1,"osn":285},
{"name":"insertText","start":[5,0],"opl":1,"osn":286,"text":"comments : To be test"},
{"name":"insertTable","start":[6],"attrs":{"styleId":"TableGrid","table":{"tableGrid":[1000,1000,1000]}},"opl":1,"osn":287},
{"name":"insertRows","start":[6,0],"opl":1,"osn":288},
{"name":"insertCells","start":[6,0,0],"attrs":{"cell":{"borderBottom":{"color":{"type":"rgb","value":"000000"},"style":"single","width":2},"borderLeft":{"color":{"type":"rgb","value":"000000"},"style":"single","width":2},"borderRight":{"color":{"type":"rgb","value":"000000"},"style":"single","width":2},"borderTop":{"color":{"type":"rgb","value":"000000"},"style":"single","width":2}}},"count":1,"opl":1,"osn":289},
{"name":"insertParagraph","start":[6,0,0,0],"attrs":{"styleId":"heading4"},"opl":1,"osn":290},
{"name":"insertCells","start":[6,0,1],"attrs":{"cell":{"borderBottom":{"color":{"type":"rgb","value":"000000"},"style":"single","width":2},"borderLeft":{"color":{"type":"rgb","value":"000000"},"style":"single","width":2},"borderRight":{"color":{"type":"rgb","value":"000000"},"style":"single","width":2},"borderTop":{"color":{"type":"rgb","value":"000000"},"style":"single","width":2}}},"count":1,"opl":1,"osn":291},
{"name":"insertCells","start":[6,0,2],"attrs":{"cell":{"borderBottom":{"color":{"type":"rgb","value":"000000"},"style":"single","width":2},"borderLeft":{"color":{"type":"rgb","value":"000000"},"style":"single","width":2},"borderRight":{"color":{"type":"rgb","value":"000000"},"style":"single","width":2},"borderTop":{"color":{"type":"rgb","value":"000000"},"style":"single","width":2}}},"count":1,"opl":1,"osn":292},
{"name":"insertRows","start":[6,1],"opl":1,"osn":293},
{"name":"insertCells","start":[6,1,0],"attrs":{"cell":{"borderBottom":{"color":{"type":"rgb","value":"000000"},"style":"single","width":2},"borderLeft":{"color":{"type":"rgb","value":"000000"},"style":"single","width":2},"borderRight":{"color":{"type":"rgb","value":"000000"},"style":"single","width":2},"borderTop":{"color":{"type":"rgb","value":"000000"},"style":"single","width":2}}},"count":1,"opl":1,"osn":294},
{"name":"insertParagraph","start":[6,1,0,0],"opl":1,"osn":295},
{"name":"insertCells","start":[6,1,1],"attrs":{"cell":{"borderBottom":{"color":{"type":"rgb","value":"000000"},"style":"single","width":2},"borderLeft":{"color":{"type":"rgb","value":"000000"},"style":"single","width":2},"borderRight":{"color":{"type":"rgb","value":"000000"},"style":"single","width":2},"borderTop":{"color":{"type":"rgb","value":"000000"},"style":"single","width":2}}},"count":1,"opl":1,"osn":296},
{"name":"insertCells","start":[6,1,2],"attrs":{"cell":{"borderBottom":{"color":{"type":"rgb","value":"000000"},"style":"single","width":2},"borderLeft":{"color":{"type":"rgb","value":"000000"},"style":"single","width":2},"borderRight":{"color":{"type":"rgb","value":"000000"},"style":"single","width":2},"borderTop":{"color":{"type":"rgb","value":"000000"},"style":"single","width":2}}},"count":1,"opl":1,"osn":297},
{"name":"insertRows","start":[6,2],"opl":1,"osn":298},
{"name":"insertCells","start":[6,2,0],"attrs":{"cell":{"borderBottom":{"color":{"type":"rgb","value":"000000"},"style":"single","width":2},"borderLeft":{"color":{"type":"rgb","value":"000000"},"style":"single","width":2},"borderRight":{"color":{"type":"rgb","value":"000000"},"style":"single","width":2},"borderTop":{"color":{"type":"rgb","value":"000000"},"style":"single","width":2}}},"count":1,"opl":1,"osn":299},
{"name":"insertCells","start":[6,2,1],"attrs":{"cell":{"borderBottom":{"color":{"type":"rgb","value":"000000"},"style":"single","width":2},"borderLeft":{"color":{"type":"rgb","value":"000000"},"style":"single","width":2},"borderRight":{"color":{"type":"rgb","value":"000000"},"style":"single","width":2},"borderTop":{"color":{"type":"rgb","value":"000000"},"style":"single","width":2}}},"count":1,"opl":1,"osn":300},
{"name":"insertCells","start":[6,2,2],"attrs":{"cell":{"borderBottom":{"color":{"type":"rgb","value":"000000"},"style":"single","width":2},"borderLeft":{"color":{"type":"rgb","value":"000000"},"style":"single","width":2},"borderRight":{"color":{"type":"rgb","value":"000000"},"style":"single","width":2},"borderTop":{"color":{"type":"rgb","value":"000000"},"style":"single","width":2}}},"count":1,"opl":1,"osn":301},
{"name":"insertParagraph","start":[7],"opl":1,"osn":302},
{"name":"insertParagraph","start":[8],"attrs":{"styleId":"Text_20_body","character":{"bold":true,"fontName":"Book Antiqua","fontSize":11},"paragraph":{"alignment":"left"}},"opl":1,"osn":303},
{"name":"insertParagraph","start":[9],"attrs":{"styleId":"Text_20_body","character":{"bold":true,"fontName":"Book Antiqua","fontSize":11},"paragraph":{"alignment":"center"}},"opl":1,"osn":304},
{"name":"insertText","start":[9,0],"opl":1,"osn":305,"text":"FILE PROPERTIES"},
{"name":"insertParagraph","start":[10],"attrs":{"styleId":"Text_20_body","character":{"fontName":"Book Antiqua","fontSize":11},"paragraph":{"alignment":"justify"}},"opl":1,"osn":306},
{"name":"insertText","start":[10,0],"opl":1,"osn":307,"text":"Please note that your Dependants (Spouse, Children and Dependant Parents) can be covered unto the coverage specified for you (also mentioned below).\u00A0"},
{"name":"insertHardBreak","start":[10,149],"type":"textWrapping","opl":1,"osn":308},
{"name":"insertHardBreak","start":[10,150],"type":"textWrapping","opl":1,"osn":309},
{"name":"setAttributes","start":[10,0],"end":[10,148],"attrs":{"character":{"strike":"single","vertAlign":"sub"}},"opl":1,"osn":310},
{"name":"setAttributes","start":[10,149],"attrs":{"character":{"strike":"single"}},"opl":1,"osn":311},
{"name":"insertParagraph","start":[11],"attrs":{"styleId":"Text_20_body","character":{"fontName":"Book Antiqua","fontSize":11},"paragraph":{"alignment":"justify"}},"opl":1,"osn":312},
{"name":"insertText","start":[11,0],"opl":1,"osn":3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language":"en-GB"}},"opl":1,"osn":314},
{"name":"setAttributes","start":[11,245],"attrs":{"character":{}},"opl":1,"osn":315},
{"name":"insertParagraph","start":[12],"attrs":{"styleId":"Text_20_body","character":{"fontName":"Book Antiqua","fontSize":11},"paragraph":{"alignment":"justify","pageBreakBefore":true}},"opl":1,"osn":316},
{"name":"insertText","start":[13,0],"attrs":{"styleId":null,"changes":{"inserted":null,"modified":null,"removed":null},"character":{"bold":null,"color":null,"fillColor":null,"fontName":null,"fontSize":null,"italic":null,"language":null,"strike":null,"underline":null,"url":null,"vertAlign":null}},"opl":1,"osn":317,"text":"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 gallery, use the Change Current Quick Style Set command. Both the Themes gallery and the Quick Styles gallery provide reset commands so that you can always restore the look of your document to the original contained in your current template. On the Insert tab, the galleries include items that are designed to coordinate with the overall look of your document. You can use these galleries to insert tables, headers, footers, lists, cover pages, and other document building blocks. When you create pictures, charts, or diagrams, they also coordinate with your current document look. You can easily change the formatting of selected text in the document text by choosing a look for the selected text from the Quick Styles gallery on the Home tab. You can also format text directly by using the other controls on the Home tab. Most controls offer a choice of using the look from the current theme or using a format that you specify directly. To change the overall look of your document, choose new Theme elements on the Page Layout tab. To change the looks available in the Quick Style\u00A0"},
{"name":"insertStyleSheet","type":"table","styleId":"TableGrid","attrs":{"wholeTable":{"paragraph":{"lineHeight":{"type":"percent","value":100}},"table":{"borderBottom":{"color":{"type":"auto"},"style":"single","width":17},"borderInsideHor":{"color":{"type":"auto"},"style":"single","width":17},"borderInsideVert":{"color":{"type":"auto"},"style":"single","width":17},"borderLeft":{"color":{"type":"auto"},"style":"single","width":17},"borderRight":{"color":{"type":"auto"},"style":"single","width":17},"borderTop":{"color":{"type":"auto"},"style":"single","width":17},"paddingBottom":0,"paddingLeft":190,"paddingRight":190,"paddingTop":0}}},"opl":1,"osn":318,"styleName":"Table Grid","uiPriority":59},
{"name":"insertTable","start":[5],"attrs":{"styleId":"TableGrid","table":{"exclude":["lastRow","lastCol","bandsVert"],"tableGrid":[1000,1000,1000,1000],"width":"auto"}},"opl":1,"osn":319},
{"name":"insertRows","start":[5,0],"count":4,"insertDefaultCells":true,"opl":1,"osn":320},
{"name":"delete","start":[5],"opl":1,"osn":321},
{"name":"setAttributes","start":[0,0],"end":[0,9],"attrs":{"character":{"fontSize":15}},"opl":1,"osn":322},
{"name":"setAttributes","start":[2,0],"end":[2,67],"attrs":{"character":{"fontSize":15}},"opl":1,"osn":323},
{"name":"setAttributes","start":[3,0],"end":[3,28],"attrs":{"character":{"fontSize":15}},"opl":1,"osn":324},
{"name":"setAttributes","start":[4,0],"end":[4,19],"attrs":{"character":{"fontSize":15}},"opl":1,"osn":325},
{"name":"setAttributes","start":[5,0],"end":[5,20],"attrs":{"character":{"fontSize":15}},"opl":1,"osn":326},
{"name":"insertListStyle","listDefinition":{"defaultlist":"bullet","listLevel0":{"fontName":"Symbol","indentFirstLine":-635,"indentLeft":1270,"levelText":"\u2022","listStartValue":1,"numberFormat":"bullet","textAlign":"left"},"listLevel1":{"fontName":"Times New Roman","indentFirstLine":-635,"indentLeft":2540,"levelText":"\u25CB","listStartValue":1,"numberFormat":"bullet","textAlign":"left"},"listLevel2":{"fontName":"Times New Roman","indentFirstLine":-635,"indentLeft":3810,"levelText":"\u25A0","listStartValue":1,"numberFormat":"bullet","textAlign":"left"},"listLevel3":{"fontName":"Symbol","indentFirstLine":-635,"indentLeft":5080,"levelText":"\u2022","listStartValue":1,"numberFormat":"bullet","textAlign":"left"},"listLevel4":{"fontName":"Times New Roman","indentFirstLine":-635,"indentLeft":6350,"levelText":"\u25CB","listStartValue":1,"numberFormat":"bullet","textAlign":"left"},"listLevel5":{"fontName":"Times New Roman","indentFirstLine":-635,"indentLeft":7620,"levelText":"\u25A0","listStartValue":1,"numberFormat":"bullet","textAlign":"left"},"listLevel6":{"fontName":"Symbol","indentFirstLine":-635,"indentLeft":8890,"levelText":"\u2022","listStartValue":1,"numberFormat":"bullet","textAlign":"left"},"listLevel7":{"fontName":"Times New Roman","indentFirstLine":-635,"indentLeft":10160,"levelText":"\u25CB","listStartValue":1,"numberFormat":"bullet","textAlign":"left"},"listLevel8":{"fontName":"Times New Roman","indentFirstLine":-635,"indentLeft":11430,"levelText":"\u25A0","listStartValue":1,"numberFormat":"bullet","textAlign":"left"}},"listStyleId":"L2","opl":1,"osn":327},
{"name":"setAttributes","start":[0],"attrs":{"styleId":"ListParagraph","paragraph":{"listLevel":0,"listStyleId":"L2"}},"opl":1,"osn":328},
{"name":"setAttributes","start":[1],"attrs":{"styleId":"ListParagraph","paragraph":{"listLevel":0,"listStyleId":"L2"}},"opl":1,"osn":329},
{"name":"setAttributes","start":[2],"attrs":{"styleId":"ListParagraph","paragraph":{"listLevel":0,"listStyleId":"L2"}},"opl":1,"osn":330},
{"name":"setAttributes","start":[3],"attrs":{"styleId":"ListParagraph","paragraph":{"listLevel":0,"listStyleId":"L2"}},"opl":1,"osn":331},
{"name":"setAttributes","start":[4],"attrs":{"styleId":"ListParagraph","paragraph":{"listLevel":0,"listStyleId":"L2"}},"opl":1,"osn":332},
{"name":"setAttributes","start":[5],"attrs":{"styleId":"ListParagraph","paragraph":{"listLevel":0,"listStyleId":"L2"}},"opl":1,"osn":333},
{"name":"insertStyleSheet","type":"paragraph","styleId":"heading3","attrs":{"character":{"bold":true,"color":{"type":"scheme","fallbackValue":"4F81BD","value":"accent1"}},"paragraph":{"nextStyleId":"Standard","outlineLevel":2}},"opl":1,"osn":334,"parent":"Standard","styleName":"heading 3","uiPriority":9},
{"name":"setAttributes","start":[13],"attrs":{"styleId":"heading3","changes":{"inserted":null,"modified":null,"removed":null},"character":{"bold":null,"color":null,"fillColor":null,"fontName":null,"fontSize":null,"italic":null,"language":null,"strike":null,"underline":null,"url":null,"vertAlign":null},"paragraph":{"alignment":null,"borderBottom":null,"borderInside":null,"borderLeft":null,"borderRight":null,"borderTop":null,"contextualSpacing":null,"fillColor":null,"indentFirstLine":null,"indentLeft":null,"indentRight":null,"lineHeight":null,"listLabelHidden":null,"listStartValue":null,"marginBottom":null,"marginTop":null,"nextStyleId":null,"outlineLevel":null,"pageBreakAfter":null,"pageBreakBefore":null,"tabStops":null}},"opl":1,"osn":335},
{"name":"insertParagraph","start":[6,0,1,0],"opl":1,"osn":336},
{"name":"setAttributes","start":[0],"attrs":{"paragraph":{"alignment":"right"}},"opl":1,"osn":337},
{"name":"setAttributes","start":[1],"attrs":{"paragraph":{"alignment":"right"}},"opl":1,"osn":338},
{"name":"setAttributes","start":[2],"attrs":{"paragraph":{"alignment":"right"}},"opl":1,"osn":339},
{"name":"setAttributes","start":[3],"attrs":{"paragraph":{"alignment":"right"}},"opl":1,"osn":340},
{"name":"setAttributes","start":[4],"attrs":{"paragraph":{"alignment":"right"}},"opl":1,"osn":341},
{"name":"setAttributes","start":[5],"attrs":{"paragraph":{"alignment":"right"}},"opl":1,"osn":342},
{"name":"setAttributes","start":[6,0,0,0],"attrs":{"paragraph":{"alignment":"right"}},"opl":1,"osn":343},
{"name":"setAttributes","start":[6,0,1,0],"attrs":{"paragraph":{"alignment":"right"}},"opl":1,"osn":344},
{"name":"insertParagraph","start":[6,0,2,0],"opl":1,"osn":345},
{"name":"setAttributes","start":[0],"attrs":{"paragraph":{"alignment":"right"}},"opl":1,"osn":346},
{"name":"setAttributes","start":[1],"attrs":{"paragraph":{"alignment":"right"}},"opl":1,"osn":347},
{"name":"setAttributes","start":[2],"attrs":{"paragraph":{"alignment":"right"}},"opl":1,"osn":348},
{"name":"setAttributes","start":[3],"attrs":{"paragraph":{"alignment":"right"}},"opl":1,"osn":349},
{"name":"setAttributes","start":[4],"attrs":{"paragraph":{"alignment":"right"}},"opl":1,"osn":350},
{"name":"setAttributes","start":[5],"attrs":{"paragraph":{"alignment":"right"}},"opl":1,"osn":351},
{"name":"setAttributes","start":[6,0,0,0],"attrs":{"paragraph":{"alignment":"right"}},"opl":1,"osn":352},
{"name":"setAttributes","start":[6,0,1,0],"attrs":{"paragraph":{"alignment":"right"}},"opl":1,"osn":353},
{"name":"setAttributes","start":[6,0,2,0],"attrs":{"paragraph":{"alignment":"right"}},"opl":1,"osn":354},
{"name":"insertParagraph","start":[6,1,1,0],"opl":1,"osn":355},
{"name":"setAttributes","start":[0],"attrs":{"paragraph":{"alignment":"right"}},"opl":1,"osn":356},
{"name":"setAttributes","start":[1],"attrs":{"paragraph":{"alignment":"right"}},"opl":1,"osn":357},
{"name":"setAttributes","start":[2],"attrs":{"paragraph":{"alignment":"right"}},"opl":1,"osn":358},
{"name":"setAttributes","start":[3],"attrs":{"paragraph":{"alignment":"right"}},"opl":1,"osn":359},
{"name":"setAttributes","start":[4],"attrs":{"paragraph":{"alignment":"right"}},"opl":1,"osn":360},
{"name":"setAttributes","start":[5],"attrs":{"paragraph":{"alignment":"right"}},"opl":1,"osn":361},
{"name":"setAttributes","start":[6,0,0,0],"attrs":{"paragraph":{"alignment":"right"}},"opl":1,"osn":362},
{"name":"setAttributes","start":[6,0,1,0],"attrs":{"paragraph":{"alignment":"right"}},"opl":1,"osn":363},
{"name":"setAttributes","start":[6,0,2,0],"attrs":{"paragraph":{"alignment":"right"}},"opl":1,"osn":364},
{"name":"setAttributes","start":[6,1,0,0],"attrs":{"paragraph":{"alignment":"right"}},"opl":1,"osn":365},
{"name":"setAttributes","start":[6,1,1,0],"attrs":{"paragraph":{"alignment":"right"}},"opl":1,"osn":366},
{"name":"insertParagraph","start":[6,1,2,0],"opl":1,"osn":367},
{"name":"setAttributes","start":[0],"attrs":{"paragraph":{"alignment":"right"}},"opl":1,"osn":368},
{"name":"setAttributes","start":[1],"attrs":{"paragraph":{"alignment":"right"}},"opl":1,"osn":369},
{"name":"setAttributes","start":[2],"attrs":{"paragraph":{"alignment":"right"}},"opl":1,"osn":370},
{"name":"setAttributes","start":[3],"attrs":{"paragraph":{"alignment":"right"}},"opl":1,"osn":371},
{"name":"setAttributes","start":[4],"attrs":{"paragraph":{"alignment":"right"}},"opl":1,"osn":372},
{"name":"setAttributes","start":[5],"attrs":{"paragraph":{"alignment":"right"}},"opl":1,"osn":373},
{"name":"setAttributes","start":[6,0,0,0],"attrs":{"paragraph":{"alignment":"right"}},"opl":1,"osn":374},
{"name":"setAttributes","start":[6,0,1,0],"attrs":{"paragraph":{"alignment":"right"}},"opl":1,"osn":375},
{"name":"setAttributes","start":[6,0,2,0],"attrs":{"paragraph":{"alignment":"right"}},"opl":1,"osn":376},
{"name":"setAttributes","start":[6,1,0,0],"attrs":{"paragraph":{"alignment":"right"}},"opl":1,"osn":377},
{"name":"setAttributes","start":[6,1,1,0],"attrs":{"paragraph":{"alignment":"right"}},"opl":1,"osn":378},
{"name":"setAttributes","start":[6,1,2,0],"attrs":{"paragraph":{"alignment":"right"}},"opl":1,"osn":379},
{"name":"setAttributes","start":[6,1,2,0],"end":[6,1,2,0],"attrs":{"paragraph":{"alignment":null}},"opl":1,"osn":380},
{"name":"delete","start":[6,1,2,0],"opl":1,"osn":381},
{"name":"insertParagraph","start":[6,1,2,0],"opl":1,"osn":382},
{"name":"setAttributes","start":[0],"end":[0],"attrs":{"paragraph":{"alignment":"right"}},"opl":1,"osn":383},
{"name":"setAttributes","start":[1],"end":[1],"attrs":{"paragraph":{"alignment":"right"}},"opl":1,"osn":384},
{"name":"setAttributes","start":[2],"end":[2],"attrs":{"paragraph":{"alignment":"right"}},"opl":1,"osn":385},
{"name":"setAttributes","start":[3],"end":[3],"attrs":{"paragraph":{"alignment":"right"}},"opl":1,"osn":386},
{"name":"setAttributes","start":[4],"end":[4],"attrs":{"paragraph":{"alignment":"right"}},"opl":1,"osn":387},
{"name":"setAttributes","start":[5],"end":[5],"attrs":{"paragraph":{"alignment":"right"}},"opl":1,"osn":388},
{"name":"setAttributes","start":[6,0,0,0],"end":[6,0,0,0],"attrs":{"paragraph":{"alignment":"right"}},"opl":1,"osn":389},
{"name":"setAttributes","start":[6,0,1,0],"end":[6,0,1,0],"attrs":{"paragraph":{"alignment":"right"}},"opl":1,"osn":390},
{"name":"setAttributes","start":[6,0,2,0],"end":[6,0,2,0],"attrs":{"paragraph":{"alignment":"right"}},"opl":1,"osn":391},
{"name":"setAttributes","start":[6,1,0,0],"end":[6,1,0,0],"attrs":{"paragraph":{"alignment":"right"}},"opl":1,"osn":392},
{"name":"setAttributes","start":[6,1,1,0],"end":[6,1,1,0],"attrs":{"paragraph":{"alignment":"right"}},"opl":1,"osn":393},
{"name":"setAttributes","start":[6,1,2,0],"end":[6,1,2,0],"attrs":{"paragraph":{"alignment":"right"}},"opl":1,"osn":394},
{"name":"setAttributes","start":[6,1,2,0],"end":[6,1,2,0],"attrs":{"paragraph":{"alignment":null}},"opl":1,"osn":395},
{"name":"delete","start":[6,1,2,0],"opl":1,"osn":396},
{"name":"setAttributes","start":[6,1,1,0],"end":[6,1,1,0],"attrs":{"paragraph":{"alignment":null}},"opl":1,"osn":397},
{"name":"setAttributes","start":[6,1,0,0],"end":[6,1,0,0],"attrs":{"paragraph":{"alignment":null}},"opl":1,"osn":398},
{"name":"delete","start":[6,1,1,0],"opl":1,"osn":399},
{"name":"setAttributes","start":[6,0,2,0],"end":[6,0,2,0],"attrs":{"paragraph":{"alignment":null}},"opl":1,"osn":400},
{"name":"delete","start":[6,0,2,0],"opl":1,"osn":401},
{"name":"setAttributes","start":[10,0],"end":[10,150],"attrs":{"character":{"fontSize":20}},"opl":1,"osn":402},
{"name":"setAttributes","start":[11,0],"end":[11,255],"attrs":{"character":{"fontSize":20}},"opl":1,"osn":403},
{"name":"delete","start":[11,0],"end":[11,255],"opl":1,"osn":404},
{"name":"delete","start":[10],"opl":1,"osn":405},
{"name":"insertParagraph","start":[10],"attrs":{"styleId":"Text_20_body","character":{"fontName":"Book Antiqua","fontSize":11},"paragraph":{"alignment":"justify"}},"opl":1,"osn":406},
{"name":"insertText","start":[10,0],"opl":1,"osn":407,"text":"Please note that your Dependants (Spouse, Children and Dependant Parents) can be covered unto the coverage specified for you (also mentioned below).\u00A0"},
{"name":"insertHardBreak","start":[10,149],"type":"textWrapping","opl":1,"osn":408},
{"name":"insertHardBreak","start":[10,150],"type":"textWrapping","opl":1,"osn":409},
{"name":"setAttributes","start":[10,0],"end":[10,148],"attrs":{"character":{"fontSize":20,"strike":"single","vertAlign":"sub"}},"opl":1,"osn":410},
{"name":"setAttributes","start":[10,149],"attrs":{"character":{"fontSize":20,"strike":"single"}},"opl":1,"osn":411},
{"name":"setAttributes","start":[10,150],"attrs":{"character":{"fontSize":20}},"opl":1,"osn":412},
{"name":"insertText","start":[11,0],"attrs":{"styleId":null,"changes":{"inserted":null,"modified":null,"removed":null},"character":{"bold":null,"color":null,"fillColor":null,"fontName":null,"fontSize":null,"italic":null,"language":null,"strike":null,"underline":null,"url":null,"vertAlign":null}},"opl":1,"osn":413,"text":"The cover limit for the employee is fixed based on the grade and the company pays the premium for the same. The premium payable towards the Dependants will have to be borne by the employee and the same would be deducted from the Salary in April / May 2007."},
{"name":"setAttributes","start":[11,0],"end":[11,107],"attrs":{"character":{"fontSize":20,"language":"en-GB"}},"opl":1,"osn":414},
{"name":"setAttributes","start":[11,108],"end":[11,244],"attrs":{"character":{"fontSize":20}},"opl":1,"osn":415},
{"name":"setAttributes","start":[11,245],"attrs":{"character":{"fontSize":20}},"opl":1,"osn":416},
{"name":"setAttributes","start":[11,246],"end":[11,255],"attrs":{"character":{"fontSize":20}},"opl":1,"osn":417},
{"name":"insertParagraph","start":[6,2,0,0],"opl":1,"osn":418},
{"name":"splitTable","start":[6,2],"opl":1,"osn":419},
{"name":"setAttributes","start":[7,0,0,0],"attrs":{"paragraph":{"pageBreakBefore":true}},"opl":1,"osn":420},
{"name":"insertParagraph","start":[7],"attrs":{},"opl":1,"osn":421},
{"name":"delete","start":[7],"opl":1,"osn":422},
{"name":"setAttributes","start":[7,0,0,0],"end":[7,0,0,0],"attrs":{"paragraph":{"pageBreakBefore":null}},"opl":1,"osn":423},
{"name":"mergeTable","start":[6],"opl":1,"osn":424},
{"name":"delete","start":[6,2,0,0],"opl":1,"osn":425},
{"name":"insertParagraph","start":[6,2,0,0],"opl":1,"osn":426},
{"name":"splitTable","start":[6,2],"opl":1,"osn":427},
{"name":"setAttributes","start":[7,0,0,0],"attrs":{"paragraph":{"pageBreakBefore":true}},"opl":1,"osn":428},
{"name":"insertParagraph","start":[7],"attrs":{},"opl":1,"osn":429},
{"name":"delete","start":[7],"opl":1,"osn":430},
{"name":"setAttributes","start":[7,0,0,0],"end":[7,0,0,0],"attrs":{"paragraph":{"pageBreakBefore":null}},"opl":1,"osn":431},
{"name":"mergeTable","start":[6],"opl":1,"osn":432},
{"name":"delete","start":[6,2,0,0],"opl":1,"osn":433},
{"name":"splitParagraph","start":[11,69],"opl":1,"osn":434},
{"name":"setAttributes","start":[12],"attrs":{"paragraph":{"pageBreakBefore":true}},"opl":1,"osn":435},
{"name":"splitParagraph","start":[12,0],"opl":1,"osn":436},
{"name":"setAttributes","start":[13],"attrs":{"paragraph":{"pageBreakBefore":true}},"opl":1,"osn":437},
{"name":"splitParagraph","start":[13,0],"opl":1,"osn":438},
{"name":"setAttributes","start":[14],"attrs":{"paragraph":{"pageBreakBefore":true}},"opl":1,"osn":439},
{"name":"splitParagraph","start":[14,0],"opl":1,"osn":440},
{"name":"setAttributes","start":[15],"attrs":{"paragraph":{"pageBreakBefore":true}},"opl":1,"osn":441},
{"name":"setAttributes","start":[0,0],"end":[0,9],"attrs":{"character":{"fontSize":18}},"opl":1,"osn":442},
{"name":"setAttributes","start":[2,0],"end":[2,67],"attrs":{"character":{"fontSize":18}},"opl":1,"osn":443},
{"name":"setAttributes","start":[3,0],"end":[3,28],"attrs":{"character":{"fontSize":18}},"opl":1,"osn":444},
{"name":"setAttributes","start":[4,0],"end":[4,19],"attrs":{"character":{"fontSize":18}},"opl":1,"osn":445},
{"name":"setAttributes","start":[5,0],"end":[5,20],"attrs":{"character":{"fontSize":18}},"opl":1,"osn":446},
{"name":"setAttributes","start":[9,0],"end":[9,14],"attrs":{"character":{"fontSize":18}},"opl":1,"osn":447},
{"name":"setAttributes","start":[10,0],"end":[10,150],"attrs":{"character":{"fontSize":18}},"opl":1,"osn":448},
{"name":"setAttributes","start":[11,0],"end":[11,68],"attrs":{"character":{"fontSize":18}},"opl":1,"osn":449},
{"name":"setAttributes","start":[15,0],"end":[15,186],"attrs":{"character":{"fontSize":18}},"opl":1,"osn":450},
{"name":"setAttributes","start":[17,0],"end":[17,3006],"attrs":{"character":{"fontSize":18}},"opl":1,"osn":451},
{"name":"delete","start":[17,0],"end":[17,3006],"opl":1,"osn":452},
{"name":"delete","start":[16],"opl":1,"osn":453},
{"name":"delete","start":[15],"opl":1,"osn":454},
{"name":"delete","start":[14],"opl":1,"osn":455},
{"name":"delete","start":[13],"opl":1,"osn":456},
{"name":"delete","start":[12],"opl":1,"osn":457},
{"name":"delete","start":[11],"opl":1,"osn":458},
{"name":"delete","start":[10],"opl":1,"osn":459},
{"name":"delete","start":[9],"opl":1,"osn":460},
{"name":"delete","start":[8],"opl":1,"osn":461},
{"name":"delete","start":[7],"opl":1,"osn":462},
{"name":"delete","start":[6],"opl":1,"osn":463},
{"name":"delete","start":[5],"opl":1,"osn":464},
{"name":"delete","start":[4],"opl":1,"osn":465},
{"name":"delete","start":[3],"opl":1,"osn":466},
{"name":"delete","start":[2],"opl":1,"osn":467},
{"name":"delete","start":[1],"opl":1,"osn":468},
{"name":"delete","start":[0],"opl":1,"osn":469}]
</file>

<file path=debug/operationUpdates_8.txt>[{"name":"splitParagraph","start":[0,0],"opl":1,"osn":20},
{"name":"setAttributes","start":[1],"attrs":{"paragraph":{"pageBreakBefore":true}},"opl":1,"osn":21},
{"name":"splitParagraph","start":[1,0],"opl":1,"osn":22},
{"name":"setAttributes","start":[2],"attrs":{"paragraph":{"pageBreakBefore":true}},"opl":1,"osn":23},
{"name":"splitParagraph","start":[2,0],"opl":1,"osn":24},
{"name":"setAttributes","start":[3],"attrs":{"paragraph":{"pageBreakBefore":true}},"opl":1,"osn":25},
{"name":"splitParagraph","start":[3,0],"opl":1,"osn":26},
{"name":"setAttributes","start":[4],"attrs":{"paragraph":{"pageBreakBefore":true}},"opl":1,"osn":27},
{"name":"splitParagraph","start":[4,0],"opl":1,"osn":28},
{"name":"setAttributes","start":[5],"attrs":{"paragraph":{"pageBreakBefore":true}},"opl":1,"osn":29},
{"name":"splitParagraph","start":[5,0],"opl":1,"osn":30},
{"name":"setAttributes","start":[6],"attrs":{"paragraph":{"pageBreakBefore":true}},"opl":1,"osn":31},
{"name":"splitParagraph","start":[6,0],"opl":1,"osn":32},
{"name":"setAttributes","start":[7],"attrs":{"paragraph":{"pageBreakBefore":true}},"opl":1,"osn":33},
{"name":"splitParagraph","start":[7,0],"opl":1,"osn":34},
{"name":"setAttributes","start":[8],"attrs":{"paragraph":{"pageBreakBefore":true}},"opl":1,"osn":35},
{"name":"splitParagraph","start":[8,0],"opl":1,"osn":36},
{"name":"setAttributes","start":[9],"attrs":{"paragraph":{"pageBreakBefore":true}},"opl":1,"osn":37},
{"name":"setAttributes","start":[9],"end":[9],"attrs":{"paragraph":{"pageBreakBefore":false}},"opl":1,"osn":38},
{"name":"mergeParagraph","start":[8],"opl":1,"osn":39},
{"name":"setAttributes","start":[8],"end":[8],"attrs":{"paragraph":{"pageBreakBefore":false}},"opl":1,"osn":40},
{"name":"mergeParagraph","start":[7],"opl":1,"osn":41},
{"name":"setAttributes","start":[7],"end":[7],"attrs":{"paragraph":{"pageBreakBefore":false}},"opl":1,"osn":42},
{"name":"mergeParagraph","start":[6],"opl":1,"osn":43},
{"name":"setAttributes","start":[6],"end":[6],"attrs":{"paragraph":{"pageBreakBefore":false}},"opl":1,"osn":44},
{"name":"mergeParagraph","start":[5],"opl":1,"osn":45},
{"name":"setAttributes","start":[5],"end":[5],"attrs":{"paragraph":{"pageBreakBefore":false}},"opl":1,"osn":46},
{"name":"mergeParagraph","start":[4],"opl":1,"osn":47},
{"name":"setAttributes","start":[4],"end":[4],"attrs":{"paragraph":{"pageBreakBefore":false}},"opl":1,"osn":48},
{"name":"mergeParagraph","start":[3],"opl":1,"osn":49},
{"name":"setAttributes","start":[3],"end":[3],"attrs":{"paragraph":{"pageBreakBefore":false}},"opl":1,"osn":50},
{"name":"mergeParagraph","start":[2],"opl":1,"osn":51},
{"name":"setAttributes","start":[2],"end":[2],"attrs":{"paragraph":{"pageBreakBefore":false}},"opl":1,"osn":52},
{"name":"mergeParagraph","start":[1],"opl":1,"osn":53},
{"name":"setAttributes","start":[1],"end":[1],"attrs":{"paragraph":{"pageBreakBefore":null}},"opl":1,"osn":54},
{"name":"mergeParagraph","start":[0],"opl":1,"osn":55},
{"name":"setAttributes","start":[0],"attrs":{"character":{"fontSize":12}},"opl":1,"osn":56}]
</file>

<file path=debug/operationUpdates_9.txt>[{"name":"insertText","start":[0,0],"opl":9,"osn":20,"text":"gfdfoiioudfg"},
{"name":"splitParagraph","start":[0,12],"opl":1,"osn":29},
{"name":"setAttributes","start":[1],"attrs":{"styleId":"Standard"},"opl":1,"osn":30},
{"name":"insertText","start":[1,0],"opl":8,"osn":31,"text":"dfgipodig"},
{"name":"splitParagraph","start":[1,9],"opl":1,"osn":39},
{"name":"insertText","start":[2,0],"opl":7,"osn":40,"text":"dfgiodfug"},
{"name":"splitParagraph","start":[2,9],"opl":1,"osn":47},
{"name":"insertText","start":[3,0],"opl":5,"osn":48,"text":"dfgiudg"},
{"name":"splitParagraph","start":[3,7],"opl":1,"osn":53},
{"name":"insertText","start":[4,0],"opl":6,"osn":54,"text":"dfigpodfg"},
{"name":"splitParagraph","start":[4,9],"opl":1,"osn":60},
{"name":"insertText","start":[5,0],"opl":4,"osn":61,"text":"dfigudf"},
{"name":"splitParagraph","start":[5,7],"opl":1,"osn":65},
{"name":"insertText","start":[6,0],"opl":3,"osn":66,"text":"fdiudf"},
{"name":"splitParagraph","start":[6,6],"opl":1,"osn":69},
{"name":"insertText","start":[7,0],"opl":4,"osn":70,"text":"dfoigfdg"},
{"name":"splitParagraph","start":[7,8],"opl":1,"osn":74},
{"name":"splitParagraph","start":[2,9],"opl":1,"osn":75},
{"name":"setAttributes","start":[3],"attrs":{"paragraph":{"pageBreakBefore":true}},"opl":1,"osn":76},
{"name":"splitParagraph","start":[3,0],"opl":1,"osn":77},
{"name":"setAttributes","start":[4],"attrs":{"paragraph":{"pageBreakBefore":true}},"opl":1,"osn":78},
{"name":"insertHardBreak","start":[1,9],"opl":1,"osn":79},
{"name":"insertHardBreak","start":[1,10],"opl":1,"osn":80}]
</file>

<file path=debug/revision.txt>9
</file>

<file path=debug/statusid.txt>81
</file>